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Times"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Songti TC" fo:font-size="12.0pt" fo:background-color="#ececec"/>
    </style:style>
    <style:style style:name="P5"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秉叡</text:span><text:s/>  |  2014.05.28 23:20   |   <text:a xlink:type="simple" xlink:href="http://palinfo.habago.org/Entry?Command=Information_PrintForum&amp;iPage=435#FORUM32425"><text:span text:style-name="T2">#</text:span></text:a></text:p>
      <text:p text:style-name="P2"><text:span text:style-name="T1">【教宗、隔離牆、巴人小朋友與巴勒斯坦國旗】</text:span><text:line-break/><text:line-break/>https://www.facebook.com/photo.php?fbid=644599198952043&amp;set=a.259464050798895.59882.236135689798398&amp;type=1&amp;theater<text:line-break/><text:line-break/>========================<text:line-break/><text:span text:style-name="T1">【以色列企圖分化境內的巴勒斯坦基督徒與穆斯林】</text:span><text:line-break/><text:line-break/><text:span text:style-name="T1">以色列正進行分化策略，企圖將境內巴勒斯坦的基督徒納入軍隊體系中。但這些基督徒說，我們是巴勒斯坦人，我們拒絕入伍去殺害我們巴勒斯坦的同胞。</text:span><text:line-break/><text:line-break/>http://www.middleeasteye.net/news/israel-woos-its-christian-citizens-bid-split-palestinians<text:line-break/>============================<text:line-break/><text:span text:style-name="T1">【介紹巴勒斯坦基督徒的處境】</text:span><text:line-break/><text:line-break/>'Today, Palestinian Christians represent about 2.1% of the collective Palestinian population in the West Bank and Gaza, and 80% of Israeli Christians are Palestinian. They are found throughout the ranks of Palestinian society, and are stewards to the legacy of Palestinian history alongside their brethren of different faiths. Although they tend to be in higher economic brackets due to their engagement with commerce and historical ties with the West, they are also active members of their communities and are often indistinguishable from their Muslim compatriots '<text:line-break/><text:line-break/>'They suffer and are exploited just as their Muslim counterparts. Not just a religious minority, they too are fully Palestinian. They, too, share in the future of their land. It is time we, as the international community, recognized their existence and end this willful blindness of who they are and their legitimacy as partners in peace.'<text:line-break/><text:line-break/>http://commentmideast.com/2014/05/war-palestines-christians/</text:p>
      <text:p text:style-name="P1"><text:span text:style-name="T1">陳真</text:span><text:s/>  |  2014.05.26 14:00   |   <text:a xlink:type="simple" xlink:href="http://palinfo.habago.org/Entry?Command=Information_PrintForum&amp;iPage=435#FORUM32424"><text:span text:style-name="T2">#</text:span></text:a></text:p>
      <text:p text:style-name="P3">還記得<text:span text:style-name="T3">Donna</text:span>嗎？<text:span text:style-name="T3">Donna Donna</text:span>是許多人的童年往事了，描述一隻走向屠宰場的小牛，名叫<text:span text:style-name="T3">Donna</text:span>，牠的無助和悲傷。<text:span text:style-name="T3">Donna</text:span>仰望天空飛燕，農夫嘆，誰叫你沒長翅膀？！那是二戰期間一首猶太民謠，隱喻納粹鐵蹄下猶太人的悲歡；幾經兩位西方歌手的翻唱，傳遍世界。<text:span text:style-name="T3"><text:line-break/><text:line-break/></text:span>很小時候，不懂得這一切，聽聞歌聲，一樣惆悵。我在這樣一個異常哀傷但卻隱然帶點樂觀希望的時代氛圍中長大，跟<text:span text:style-name="T3">Donna</text:span>一樣，憑著身上一點熱血，自願走向屠宰場，同樣奉獻了我的血淚青春。<text:span text:style-name="T3"><text:line-break/><text:line-break/></text:span>在各種喧囂花俏、進步的漂亮口號下，粗暴與殘酷席捲了一切。鮮血依舊，但小牛呢？時光飛逝，人事已非，我總得往屬於那個年代的昏黃記憶裏去尋找一些早已不存在的細膩與溫柔。<text:span text:style-name="T3"><text:line-break/><text:line-break/>Mary Hopkin</text:span>：<text:span text:style-name="T3"><text:line-break/>https://www.youtube.com/watch?v=DeIkpmYgUJs<text:line-break/><text:line-break/>Joan Baez: <text:line-break/>https://www.youtube.com/watch?v=BYnKll5PD3A<text:line-break/><text:line-break/>Mary Hopkint</text:span>唱的另一首歌<text:span text:style-name="T3"><text:s/>"Those were the days"</text:span>：<text:span text:style-name="T3"><text:line-break/><text:line-break/>https://www.youtube.com/watch?v=kEG3iv0YKsw<text:line-break/><text:line-break/>https://www.youtube.com/watch?v=2i9LN883Q64<text:line-break/><text:line-break/>(</text:span>請注意看唱之前和唱完之後的動作神情及訪問：以前的大歌星既會唱歌，且像個人，溫和，單純，跟現在的所謂流行歌星只會鬼叫鬼叫而且裝模作樣實在差很多。<text:span text:style-name="T3">)</text:span></text:p>
      <text:p text:style-name="P1"><text:span text:style-name="T1">懷軒</text:span><text:s/>  |  2014.05.26 05:00   |   <text:a xlink:type="simple" xlink:href="http://palinfo.habago.org/Entry?Command=Information_PrintForum&amp;iPage=435#FORUM32423"><text:span text:style-name="T2">#</text:span></text:a></text:p>
      <text:p text:style-name="P4">「在表達我與於此一衝突中承受最深重苦難的人們之間的密切關係時，我要強調自己的衷心信念：目前的局面越來越令人無法接受，終結它的時機已經成熟。」<text:span text:style-name="T3"><text:line-break/><text:line-break/></text:span>希望教宗方濟各可以促成一些改變。但是局面令人無法接受又豈是今天的事呢，終結它的時機倒是隨時都不嫌晚。<text:span text:style-name="T3"><text:line-break/><text:line-break/>http://udn.com/NEWS/WORLD/WOR3/8700132.shtml<text:line-break/><text:line-break/></text:span>教宗表態<text:span text:style-name="T3"><text:s/></text:span>支持巴勒斯坦國<text:span text:style-name="T3"><text:line-break/></text:span>【聯合報╱編譯陳世欽／報導】<text:span text:style-name="T3">2014.05.26 03:48 am<text:line-break/></text:span>天主教教宗方濟各廿五日抵達約旦河西岸伯利恆訪問時，感性呼籲終結以色列與巴勒斯坦之間的長年衝突，同時公開表態支持「巴勒斯坦國」，使巴人獲得不尋常的協助。<text:span text:style-name="T3"><text:line-break/></text:span>教宗主張確立「以正義、承認個人與相互安全為基礎的和平」，同時呼籲國際社會加倍努力，在國際承認疆界內成立兩個國家，亦即巴勒斯坦國及以色列。他在伯利恆會晤巴勒斯坦自治政府主席阿巴斯之後表示：「在表達我與於此一衝突中承受最深重苦難的人們之間的密切關係時，我要強調自己的衷心信念：目前的局面越來越令人無法接受，終結它的時機已經成熟。」他並讚揚阿巴斯是「和平締造者」。<text:span text:style-name="T3"><text:line-break/><text:line-break/></text:span>教宗隨後驅車前往馬槽廣場，臨時在隔離伯利恆與耶路撒冷的圍牆旁停下。以國數年前沿著約旦河西岸興建這道高牆，巴人對它深惡痛絕，以國則聲稱，它是確保以色列安全的必要設施。<text:span text:style-name="T3"><text:line-break/><text:line-break/></text:span>教廷稍早表示，教宗此行訪問巴勒斯坦是單純的宗教朝聖之旅，重點是廿五日稍後與廿六日在耶路撒冷會晤君士坦丁堡總主教巴索洛繆，以紀念羅馬天主教與東正教修好五十周年。然而對巴人及以國而言，教宗此行的政治意義無可避免，談話與舉手投足均會受嚴密檢視。<text:span text:style-name="T3"><text:line-break/><text:line-break/></text:span>方濟各是聯合國二○一二年決定為巴勒斯坦賦予非會員國觀察員地位後，首位訪問巴勒斯坦的天主教教宗。<text:span text:style-name="T3"><text:line-break/><text:line-break/></text:span>【<text:span text:style-name="T3">2014/05/26 </text:span>聯合報】</text:p>
      <text:p text:style-name="P1"><text:span text:style-name="T1">懷軒</text:span><text:s/>  |  2014.05.26 03:25   |   <text:a xlink:type="simple" xlink:href="http://palinfo.habago.org/Entry?Command=Information_PrintForum&amp;iPage=435#FORUM32422"><text:span text:style-name="T2">#</text:span></text:a></text:p>
      <text:p text:style-name="P3">挖哩<text:span text:style-name="T3">~</text:span>剛剛因為有網址不讓我貼，所以我刪掉再貼一次，結果兩篇都貼出來了<text:span text:style-name="T3">...</text:span>。<text:span text:style-name="T3"><text:line-break/><text:line-break/></text:span>哈巴狗不乖耶<text:span text:style-name="T3">~~</text:span>。<text:span text:style-name="T3"><text:line-break/><text:line-break/></text:span>懷軒</text:p>
      <text:p text:style-name="P1"><text:span text:style-name="T1">懷軒</text:span><text:s/>  |  2014.05.26 03:22   |   <text:a xlink:type="simple" xlink:href="http://palinfo.habago.org/Entry?Command=Information_PrintForum&amp;iPage=435#FORUM32420"><text:span text:style-name="T2">#</text:span></text:a></text:p>
      <text:p text:style-name="P4">我真的非常欽佩這個教宗～<text:span text:style-name="T3"><text:line-break/><text:line-break/>http://news.now.com/home/international/player?newsId=101897<text:line-break/></text:span>教宗邀請以巴領袖訪梵蒂岡<text:span text:style-name="T3"><text:line-break/><text:line-break/></text:span>【<text:span text:style-name="T3">now</text:span>新聞台】教宗方濟各繼續第二日中東聖地之旅，轉往由巴勒斯坦自治政府控制的，西岸城鎮伯利恆訪問，期間他特別去到以色列分隔伯利恆的保安圍牆前祈禱，又公開邀請以巴領袖，下月到訪梵蒂岡。<text:span text:style-name="T3"><text:line-break/><text:line-break/></text:span>教宗方濟各由約旦轉到西岸，在耶穌出生地伯利恆的馬槽廣場，主持的露天彌撒，受到熱烈歡迎，<text:span text:style-name="T3"><text:line-break/><text:line-break/></text:span>八千名當地信眾出席彌撒。教宗在彌撒中，公開邀請巴勒斯坦自治政府主席阿巴斯，以及以色列總統佩雷斯，下月到訪梵蒂岡，為和平祈禱。<text:span text:style-name="T3"><text:line-break/><text:line-break/></text:span>而在前往馬槽廣場的路上，亦發生過一段插曲。教宗突然停下來，走向以色列用來分隔伯利恆的保安圍牆，並在寫著「解放巴勒斯坦」的標語前，低頭祈禱。<text:span text:style-name="T3"><text:line-break/><text:line-break/></text:span>這些圍牆是以色列<text:span text:style-name="T3">10</text:span>年前興建，用來分隔西岸的巴勒斯坦人地區，以色列聲稱是要減少襲擊，但巴勒斯坦人相信，真正目的是阻止他們立國。<text:span text:style-name="T3"><text:line-break/><text:line-break/></text:span>事實上，雖然梵蒂岡教廷說，教宗今次訪問西岸和以色列，是要改善與東正教的關係，但外界認為，行程的政治意義明顯更大。如方濟各一改過往教宗的慣例，並不是經以色列去西岸的伯利恆，而是直接從約旦坐直升機過來。他到埗後，隨即與西岸自治政府主席阿巴斯會面，並以巴勒斯坦國來稱呼。<text:span text:style-name="T3"><text:line-break/><text:line-break/></text:span>教宗表示，以巴局勢越來越不能接受，呼籲雙方讓步，為解決目前的僵局尋找出路。<text:span text:style-name="T3"><text:line-break/><text:line-break/></text:span>方濟各在結束伯利恆訪問之後，坐直升機轉到特拉維夫，以色列總統佩雷斯，和以色列總理內塔尼亞胡在場歡迎。方濟各之後訪問聖城耶路撒冷，當局已經派出八千警力，維持秩序安。</text:p>
      <text:p text:style-name="P1"><text:span text:style-name="T1">陳真</text:span><text:s/>  |  2014.05.04 01:27   |   <text:a xlink:type="simple" xlink:href="http://palinfo.habago.org/Entry?Command=Information_PrintForum&amp;iPage=435#FORUM32419"><text:span text:style-name="T2">#</text:span></text:a></text:p>
      <text:p text:style-name="P3">巴勒網一般只談國際，只談風花雪月，不談島內事務，因為台灣完全不是一個可以談事論理的社會，特別是選舉季節接近之時及牽涉藍綠之事。<text:span text:style-name="T3"><text:line-break/><text:line-break/></text:span>這回為了林義雄一條命，以及為了給這艘快要沉沒的小船吶喊幾句示警，破例談了一些島上的事。但是，天下終究沒有不散場的戲。<text:span text:style-name="T3"><text:line-break/><text:line-break/></text:span>總之，自我做賤到此結束，各位喜歡看猴戲的可以散場回家了。留言板就跟核四一樣，無限期關閉到高燒退掉為止。<text:span text:style-name="T3"><text:line-break/><text:line-break/></text:span>文字就像音樂，好不好聽是一回事，但它只能以一種平靜的心、在一種安靜的環境中才有可能聆聽。我希望盡量讓它不要過於流傳，盡量就維持在一個極其有限且乾淨的圈子裏就好。如果這事辦不到，那我就一個字也不寫。<text:span text:style-name="T3"><text:line-break/><text:line-break/></text:span>發高燒的確是很討人厭的事。我始終相信，不管什麼樣的一種沸騰，不管站在對或錯的任何一方都一樣，都只是一種高燒症狀，不是什麼好現象。<text:span text:style-name="T3"><text:line-break/><text:line-break/></text:span>這段期間，自我做賤耍點猴戲給大家看，並非為了娛樂大眾，也不是為了宣洩各位的怒氣，搞得人聲鼎沸，非我所願。<text:span text:style-name="T3"><text:line-break/><text:line-break/></text:span>人該像火山，如果你心裏有憤也好，怒也罷，與其發高燒，不如把高熱盡一切可能壓下，埋藏內心深處。就如甘地所說：<text:span text:style-name="T3">"</text:span>盡一切可能保存你的憤怒<text:span text:style-name="T3">"</text:span>，有一天，當它累積到一個巨大的極點，你自己將會縮得很小很小，這時候，這股憤怒就有可能起一些作用。<text:span text:style-name="T3"><text:line-break/><text:line-break/></text:span>總之，散場了，大家回家吧。或是請返回首頁看正文才是正途，後台僅是塗鴉，沒啥意義。<text:span text:style-name="T3"><text:line-break/><text:line-break/></text:span>最近首頁公告站樁日期有誤，已更正。請各位注意，應該是<text:span text:style-name="T3">5</text:span>月<text:span text:style-name="T3">24</text:span>日才對。別跑錯日子了。<text:span text:style-name="T3"><text:line-break/><text:line-break/></text:span>另外，需要<text:span text:style-name="T3"><text:s/></text:span>＂伊拉克淪陷紀實＂　與　＂若雪家書＂　兩本小冊子的，麻煩寫信來　<text:span text:style-name="T3">emirchen@gmail.com </text:span>告知地址和收件者，我會找時間寄上。<text:span text:style-name="T3"><text:line-break/><text:line-break/></text:span>小冊子不用錢的。各位無須捐款。巴勒網平常也沒幹什麼事，所以並不缺經費。近來常有人要捐款，我認為不如就請自行捐給敘利亞的難民，特別是數百萬瀕臨生死邊緣的兒童和婦女。留言板往前看，前些日子我有公告一些捐款單位。這些單位，依我長年經驗，保證詳實可靠，不會亂來。<text:span text:style-name="T3"><text:line-break/><text:line-break/></text:span>也許你覺得難民那麼多，數以千萬計，捐一點錢又能如何。但我認為，捐錢很有用，也很實際，因為在戰亂中，一點點錢往往就決定了一條命的生死，雖然命在遠方，但人心的悲歡理應近在咫尺。</text:p>
      <text:p text:style-name="P1">eclj   |  2014.05.03 21:44   |   <text:a xlink:type="simple" xlink:href="http://palinfo.habago.org/Entry?Command=Information_PrintForum&amp;iPage=435#FORUM32414"><text:span text:style-name="T2">#</text:span></text:a></text:p>
      <text:p text:style-name="P4">在美國電影裡<text:span text:style-name="T3">, </text:span>如果要顯出一個人物的社會位置<text:span text:style-name="T3">, </text:span>會透過鏡頭簡簡單單地帶過他在看的<text:span text:style-name="T3">NYT. </text:span>在英國<text:span text:style-name="T3">, </text:span>地鐵上衣帽森嚴的白領階級大概都故做專注地讀<text:span text:style-name="T3">FT. </text:span>在法國<text:span text:style-name="T3">, </text:span>讀<text:span text:style-name="T3">Le Globe or Figarro</text:span>都有社會指涉意義<text:span text:style-name="T3">. </text:span>德國人更不用說<text:span text:style-name="T3">, </text:span>讀明鏡比穿<text:span text:style-name="T3">Chanel</text:span>重要<text:span text:style-name="T3">. </text:span>我曾經在捷運上讀<text:span text:style-name="T3">Economist</text:span>雜誌被朋友碰上<text:span text:style-name="T3">, </text:span>並因此被奚落<text:span text:style-name="T3">, </text:span>真是<text:span text:style-name="T3">"</text:span>文化美容<text:span text:style-name="T3">"</text:span>到無以復加了<text:span text:style-name="T3">. </text:span>後來有一個朋友在餐廳吃飯時早到<text:span text:style-name="T3">, </text:span>一個人坐在位子上讀<text:span text:style-name="T3">Foreign Affair,</text:span>更被其他人嘲諷到斃<text:span text:style-name="T3">. </text:span>簡直姿態做到不能再做了<text:span text:style-name="T3">!<text:line-break/></text:span>扯了一堆<text:span text:style-name="T3">, </text:span>是因為今天台灣這個號稱很有文化<text:span text:style-name="T3">, </text:span>有軟實力的<text:span text:style-name="T3">"</text:span>國度<text:span text:style-name="T3">", </text:span>居然沒有一分媒體可以讓人握在手上故做姿態乃至權當文化敷臉之用<text:span text:style-name="T3">. </text:span>我們的平面媒體只有意識型態<text:span text:style-name="T3">, </text:span>卻一概沒有格調<text:span text:style-name="T3">. </text:span>我上班的路上總會看到路邊攤販在閒餘翻讀自由時報<text:span text:style-name="T3">. </text:span>我想<text:span text:style-name="T3">, </text:span>怎麼辦呢<text:span text:style-name="T3">? </text:span>我們以後除了買賣結帳之外<text:span text:style-name="T3">, </text:span>在這個社會上能建立什麼關聯呢<text:span text:style-name="T3">? </text:span>可是其他的報紙又如何呢<text:span text:style-name="T3">? </text:span>今天拿著哪一分報紙雜誌坐在捷運上會讓人安心自在<text:span text:style-name="T3">,</text:span>略帶虛榮<text:span text:style-name="T3">, </text:span>甚至樂於藉此為自己定位呢<text:span text:style-name="T3">?(</text:span>就是說<text:span text:style-name="T3">, </text:span>就像你揹一個<text:span text:style-name="T3">Hermes</text:span>的包那樣心滿意足怕大家沒看到或看不懂呢<text:span text:style-name="T3">?)<text:line-break/></text:span>還好<text:span text:style-name="T3">, </text:span>一切都網路化了<text:span text:style-name="T3">. </text:span>上了網<text:span text:style-name="T3">, </text:span>大家都假設你在打電玩或看韓劇<text:span text:style-name="T3">, </text:span>所以眾生平等<text:span text:style-name="T3">, </text:span>有助放下心上的虛榮了<text:span text:style-name="T3">!<text:line-break/><text:line-break/></text:span>而恰恰在大家把中國大陸的文化箝制說的一文不值時<text:span text:style-name="T3">, </text:span>我卻發現大陸的知識文化性電視節目做得真好<text:span text:style-name="T3">: </text:span>才聽了唐太宗的臨煙閣人物<text:span text:style-name="T3">(</text:span>自小沒有讀隋唐演義<text:span text:style-name="T3">, </text:span>現在算補回來了<text:span text:style-name="T3">), </text:span>現在又發現了一個主持人自稱是<text:span text:style-name="T3">"</text:span>代客<text:span text:style-name="T3">K</text:span>書<text:span text:style-name="T3">"</text:span>的談話性節目<text:span text:style-name="T3">. </text:span>主持人不論是自己苦嗑也好<text:span text:style-name="T3">, </text:span>或是有團隊群策群力也好<text:span text:style-name="T3">, </text:span>反正每一集節目都講得有本有據<text:span text:style-name="T3">, </text:span>虎虎生風<text:span text:style-name="T3">. </text:span>真是好聽<text:span text:style-name="T3">. </text:span>如果台灣晚上時論節目那些按表操課的嘉賓算是名嘴<text:span text:style-name="T3">, </text:span>那麼這個節目的主持人簡直就是<text:span text:style-name="T3">, </text:span>不會形容了<text:span text:style-name="T3">. (</text:span>人家說新加坡是小國家<text:span text:style-name="T3">, </text:span>不會有<text:span text:style-name="T3">"</text:span>鼻屎<text:span text:style-name="T3">"</text:span>這種字眼<text:span text:style-name="T3">. </text:span>人家是說<text:span text:style-name="T3">: </text:span>這個國家的飛機一起飛就是走國際航線<text:span text:style-name="T3">!) </text:span>所以<text:span text:style-name="T3">, </text:span>所謂的文化優勢是什麼呢<text:span text:style-name="T3">? </text:span>我們餐廳的服務生很有禮貌<text:span text:style-name="T3">? </text:span>我們的法國麵包做得很好<text:span text:style-name="T3">? <text:line-break/><text:line-break/></text:span>據說<text:span text:style-name="T3">, </text:span>台灣最近的青年就業調查意願第一名是去戴勝益的連鎖餐廳去做事<text:span text:style-name="T3">. </text:span>所以你就知道<text:span text:style-name="T3">, </text:span>我們每年花<text:span text:style-name="T3">10%GDP</text:span>去辦的教育倒底開了什麼花結了什麼果了<text:span text:style-name="T3">. <text:line-break/></text:span></text:p>
      <text:p text:style-name="P1"><text:span text:style-name="T1">陳真</text:span><text:s/>  |  2014.05.03 15:49   |   <text:a xlink:type="simple" xlink:href="http://palinfo.habago.org/Entry?Command=Information_PrintForum&amp;iPage=435#FORUM32412"><text:span text:style-name="T2">#</text:span></text:a></text:p>
      <text:p text:style-name="P3">一個文明社會，不可能容許像自由時報這種齷齪東西的存在，肯定會繩之以法，但台灣社會卻好像一點點敏感度都沒有，再怎麼離譜都無所謂。整天造謠抹黑，幾乎沒有一句話可信，而且想方設法盡一切可能，無非就是要告訴大家：大陸人是有毒的、邪惡的、基因有病的、骯髒的、沒有文化的。<text:span text:style-name="T3"><text:line-break/><text:line-break/></text:span>例如<text:span text:style-name="T3">SARS</text:span>發生時，就會故意給這病冠上一個主詞，一個<text:span text:style-name="T3"><text:s/>"</text:span>所有格<text:span text:style-name="T3">"</text:span>，說這是<text:span text:style-name="T3">(</text:span>骯髒的有病的<text:span text:style-name="T3">)</text:span>中國人帶來的病毒，不斷就是要醜化中國人。可是<text:span text:style-name="T3">X</text:span>他媽的台灣人和大陸人不都同樣的血統。<text:span text:style-name="T3"><text:line-break/><text:line-break/></text:span>這個可恥的骯髒報的報老闆就是林榮三。林榮三是誰呢？林榮三就是林義雄在將近四十年前<text:span text:style-name="T3">(1975?)</text:span>寫的<text:span text:style-name="T3"><text:s/>"</text:span>虎落平陽<text:span text:style-name="T3">" </text:span>及<text:span text:style-name="T3"><text:s/>"</text:span>古坑夜談<text:span text:style-name="T3">--</text:span>雨傘下的選舉<text:span text:style-name="T3">" </text:span>這兩本書的第一男主角。俗語說，虎落平陽被犬欺，這個犬，指的就是林榮三，虎就是郭雨新。<text:span text:style-name="T3"><text:line-break/><text:line-break/></text:span>這兩本書都被查禁，其中古坑夜談更是根本沒有出版社敢出版，後來是林義雄自費印刷出版，但仍被查禁。<text:span text:style-name="T3"><text:line-break/><text:line-break/></text:span>這兩本書，記錄舊國民黨選舉時的各種惡形惡狀，而這位林榮三便是當時的佼佼者，透過買票、做票及各種不正當手段，打敗郭雨新。郭提告，證據確鑿，但在那個年代，法院就是國民黨開的，當然敗訴。林義雄擔任該案辯護律師，事後憤而把整個經過寫成書。<text:span text:style-name="T3"><text:line-break/><text:line-break/></text:span>這位國民黨時期惡形惡狀的戰將，現在卻又變成綠營的媒體打手，整天造謠，整天醜化大陸人，盡其一切努力挑撥族群仇恨與歧視，實在是很可惡很下流很無恥。真所謂<text:span text:style-name="T3"><text:s/>"</text:span>卑鄙是卑鄙者的通行證，高尚是高尚者的墓誌銘<text:span text:style-name="T3">"(</text:span>北島詩句<text:span text:style-name="T3">)</text:span>。<text:span text:style-name="T3"><text:line-break/><text:line-break/></text:span>陳真<text:span text:style-name="T3"><text:line-break/><text:line-break/>=========<text:line-break/></text:span>自由時報自由時報<text:span text:style-name="T3"><text:s/>– 2014</text:span>年<text:span text:style-name="T3">5</text:span>月<text:span text:style-name="T3">3</text:span>日<text:span text:style-name="T3"><text:line-break/><text:line-break/></text:span>癌夫快斷氣<text:span text:style-name="T3"><text:s/></text:span>中國妻狂盜領存款<text:span text:style-name="T3"><text:line-break/><text:line-break/></text:span>〔自由時報記者蔡彰盛／竹市報導〕葛姓男子罹癌住院，院方發出病危通知之際，葛的中國妻沈娟芬竟忙著盜領他的存款，<text:span text:style-name="T3">2</text:span>天後葛病故，沈婦又持葛的提款卡，飛奔醫院提款機，短短<text:span text:style-name="T3">5</text:span>分鐘盜領<text:span text:style-name="T3">8</text:span>萬<text:span text:style-name="T3">5000</text:span>元；但葛生前就交代家人，任何人都不能動用他的財物，新竹地方法院依詐欺罪，判沈婦<text:span text:style-name="T3">4</text:span>個月徒刑。</text:p>
      <text:p text:style-name="P1"><text:span text:style-name="T1">陳真</text:span><text:s/>  |  2014.05.03 02:18   |   <text:a xlink:type="simple" xlink:href="http://palinfo.habago.org/Entry?Command=Information_PrintForum&amp;iPage=435#FORUM32410"><text:span text:style-name="T2">#</text:span></text:a></text:p>
      <text:p text:style-name="P4">多謝淑芬。<text:span text:style-name="T3"><text:line-break/><text:line-break/></text:span>巴勒網目前並不缺錢，各位好意心領即可，當然，如果不捐不痛快就捐，要不就捐給比方說敘利亞的兒童。我在前些日子在留言板上有提供一些可靠的捐款管道。<text:span text:style-name="T3"><text:line-break/><text:line-break/></text:span>巴勒網開支極少，因為很多人若有支出，通常就自行吸收。往後若有較大開支也許就是想編一本有關以巴問題的小冊子，但錢應該總是會夠用。<text:span text:style-name="T3"><text:line-break/><text:line-break/></text:span>巴勒網幾位<text:span text:style-name="T3"><text:s/>"</text:span>原創者<text:span text:style-name="T3">" </text:span>都還健在，每個月一次的站樁活動已邁入第七年，通常就小貓兩三隻，常有人教我們要擴大宣傳或多利用大眾媒體，但我覺得那沒有什麼意義，太刻意為之，反倒有害，順其自然比較好。參與者也都來來去去，無須勉強。<text:span text:style-name="T3"><text:line-break/><text:line-break/></text:span>媒體有無報導或報多大多小，人數幾人或幾十萬人，在我看來，絲毫無關大局。社運理應像一種生活，細水長流，而不是憑空突然爆夯，迅速弄出一堆其實純屬虛構的意義。<text:span text:style-name="T3"><text:line-break/><text:line-break/></text:span>十幾年前寫過一篇文章叫<text:span text:style-name="T3"><text:s/>"</text:span>說點社運的風涼話<text:span text:style-name="T3">"</text:span>，流傳甚廣，收到好多信，前後維持好幾年時間，十之八九都是來罵人的，都是一些自以為好像很進步很偉大的學生之類，感覺很虛榮。<text:span text:style-name="T3"><text:line-break/><text:line-break/></text:span>我在海外也有很長的一段社運參與經驗，若要我說台灣和西方社運的不同，最明顯的一點就是：虛榮。台灣的不管什麼運都一樣，參與者往往很討人厭，裝模作樣很虛榮；而且彷彿像在從事一種表演，鎂光燈聚焦就很來勁很興奮，簡直可以沸騰起來。當熱潮一過就又意興闌珊。<text:span text:style-name="T3"><text:line-break/><text:line-break/></text:span>而且，往往腦子裏空空如也；做一分，往往可以膨漲成至少十萬分或一百萬分的巨大，有著一種我常講的<text:span text:style-name="T3"><text:s/>"</text:span>命名主義<text:span text:style-name="T3">"</text:span>，不需要真的做什麼，直接以命名、以概念建構一切。<text:span text:style-name="T3"><text:line-break/><text:line-break/></text:span>昨天在台南公園附近要去搭車，突然看到一個巨石豎立起來，上面好像寫著什麼<text:span text:style-name="T3"><text:s/>"</text:span>鎮北坊文化園區<text:span text:style-name="T3">"</text:span>，但這四周明明什麼也沒有啊，但一個偉大建設就這樣靠著命名建構起來了。不過，你若去問附近所有居民或商家，如果有人能知道這個什麼突然冒出來的文化園區在哪裏，我就輸你。<text:span text:style-name="T3"><text:line-break/><text:line-break/></text:span>我也在我住家附近建造了一個<text:span text:style-name="T3"><text:s/>"</text:span>府城亞馬遜文化生態區<text:span text:style-name="T3">"</text:span>。這兩天不是下雨嗎？地上那些坑坑洞洞又開始積水了，灌入雜草叢和一座座海拔約兩公尺的垃圾山，蜿蜒出一條壯觀的亞馬遜叢林帶，裏頭有蚊子、蒼繩、跳蚤、蟑螂等等，具有生態多樣化、足以永續生存的特性。<text:span text:style-name="T3"><text:line-break/><text:line-break/></text:span>台灣的社運差不多就是這個調調，説的遠比做的要多上一百萬倍都有可能，例如以各種水果或植物命名的那些東西便是，例如草莓、百合或什麼圓仔花的。<text:span text:style-name="T3"><text:line-break/><text:line-break/></text:span>但我看西方社運卻完全不是這樣。他們做的是他們說出的一百萬倍，許多個人付出極為巨大的代價和努力，但這些人根本不為社會所知，我也絲毫不認為社會應該要去知道他們的存在，他們自己也似乎完全沒有察覺自己有何特別值得受人矚目之處。<text:span text:style-name="T3"><text:line-break/><text:line-break/></text:span>而且，這種人非常非常多，多到讓你覺得所謂社運人士這個詞根本沒有太大意義，因為許多人或多或少、無時無刻都在從事所謂社運，就像一種尋常生活那樣。就好像我每天散步，我總不會一直意識到自己的不平凡，然後自命為散步份子或散步人士吧。<text:span text:style-name="T3"><text:line-break/><text:line-break/></text:span>我並不是反對命名本身，而是厭惡名實不符，厭惡光鮮亮麗的命名背後某種心態或姿態。這道理如同我厭惡升學主義，但一點也不反對升學本身一樣。<text:span text:style-name="T3"><text:line-break/><text:line-break/></text:span>今天要是比方說悟泓或玉敏說自己是動保人士，自然合情合理。動物社會研究會是全台灣我最佩服的一個社運團體。<text:span text:style-name="T3"><text:line-break/><text:line-break/></text:span>但是，一般台灣人可不是這樣哦，一個比一個膨風，一個比一個虛榮。我常說，在台灣，你如果想蹧蹋、污染一個人的品性，不妨就叫他去參加社運，特別是那種媒體很矚目、充滿政治正確、大夥不敢不敬的所謂<text:span text:style-name="T3"><text:s/>"</text:span>社會運動<text:span text:style-name="T3">"</text:span>。<text:span text:style-name="T3"><text:line-break/><text:line-break/></text:span>甘地說，<text:span text:style-name="T3">"</text:span>你希望世界如何，你便應如是。<text:span text:style-name="T3">" </text:span>你希望世界長啥樣，那就先讓你自己成為你希望的那個模樣。<text:span text:style-name="T3"><text:line-break/><text:line-break/></text:span>但在台灣，如果有人跟我說他在從事什麼社運或推動啥改革，我往往馬上會開始懷疑這個人的人品。特別是最近這十幾年，更是如此，當然，不是說每一個<text:span text:style-name="T3"><text:s/>"</text:span>都<text:span text:style-name="T3">" </text:span>這樣，所以請各方先進聽了別冒火，也許您就是個例外。</text:p>
      <text:p text:style-name="P1"><text:span text:style-name="T1">林淑芬</text:span><text:s/>  |  2014.05.03 00:43   |   <text:a xlink:type="simple" xlink:href="http://palinfo.habago.org/Entry?Command=Information_PrintForum&amp;iPage=435#FORUM32409"><text:span text:style-name="T2">#</text:span></text:a></text:p>
      <text:p text:style-name="P3">謝謝巴勒網先輩的熱心解答，我以為根本不會有人想要回答如此與國政無關緊要的瑣碎小事，希望沒有人是被迫回答，真的太熱心啊。<text:span text:style-name="T3"><text:line-break/></text:span>其實這幾天持續觀看本版的當日留言與之前的內容，心中有一種隱隱的憂慮，覺得巴勒網的原創朋友好像會逐漸消失，雖然我並不知道到底誰是誰。希望能一直看到你們大家如常的互動，我就當一個安靜的支持者，其實也是寫不出什麼發人深省，引經據典的文章。<text:span text:style-name="T3">Hush!<text:line-break/></text:span>剛剛贊助巴勒網一筆款項，以後若不告知行嗎？以暱名「善心人士」記錄應該可以吧。</text:p>
      <text:p text:style-name="P1"><text:span text:style-name="T1">陳真</text:span><text:s/>  |  2014.05.02 22:03   |   <text:a xlink:type="simple" xlink:href="http://palinfo.habago.org/Entry?Command=Information_PrintForum&amp;iPage=435#FORUM32408"><text:span text:style-name="T2">#</text:span></text:a></text:p>
      <text:p text:style-name="P4">至於我自己呢，智能高到破表，道德卻低到看不見底的，我也沒法接受這樣一些人的領導。孔子英明，他有句話常在我心頭迴響，他說：里仁為美，擇不處仁，焉得知？如果你連挑個正直的好地方住都不會，怎能稱得上聰明呢？但我知道挑好地方要很多歐卡內，我雖努力賺但還差五個零，此生恐怕只能跟人渣共沈淪。<text:span text:style-name="T3"><text:line-break/><text:line-break/></text:span>不過，生前逃不了，死後骨灰一把總該很好夾帶吧。骨灰就分三份，一份伴爹娘，日後看誰要去英國或回大陸的，就麻煩他幫忙灑在兩處，一是劍橋萬靈巷與維根斯坦相伴，一是鳳凰的沈從文墳上。<text:span text:style-name="T3"><text:line-break/><text:line-break/></text:span>（於統聯車上，搖搖晃晃不好寫）</text:p>
      <text:p text:style-name="P5"/>
      <text:p text:style-name="P1"><text:span text:style-name="T1">陳真</text:span><text:s/>  |  2014.05.02 21:39   |   <text:a xlink:type="simple" xlink:href="http://palinfo.habago.org/Entry?Command=Information_PrintForum&amp;iPage=436#FORUM32407"><text:span text:style-name="T2">#</text:span></text:a></text:p>
      <text:p text:style-name="P4">我在記不得多少年的很久之前，聽彭明敏講過一句話，他說他沒法被一些智能和道德都遠低於他的人所領導。這話我還蠻認同的。但俺既然投了票而沒有去打游擊，不管選舉結果如何，都決定忍了。<text:span text:style-name="T3"><text:line-break/><text:line-break/></text:span>從彭明敏的話來思考，馬英九的確蠻笨的，跟愛台勇士們破表的智商相比，人家開根號再除以十恐怕都還贏他。<text:span text:style-name="T3"><text:line-break/><text:line-break/></text:span>可是，智商比不過，道德方面可就比愛台勇士要高多了，少說也高出一個喜馬拉雅山。但很奇怪，愛台勇士們還是不服。我不服不服喊得很大聲，但到底不服什麼卻說不上來。馬雖笨，但行事按步就班，要他逾一下矩，比登天還難。<text:span text:style-name="T3"><text:line-break/><text:line-break/></text:span>奇怪的是，<text:span text:style-name="T3">2000</text:span>年有一天，有一個大壞蛋上台了，他叫阿扁。我卻看到彭明敏接受封官授爵對著阿扁鞠躬呢。看到這一幕，我呆住了。阿扁智能的確也比你彭明敏高出幾個零，甚至還比我高呢。可是，阿扁是天下第一大壞蛋，這回你卻能接受他的領導，蔣公要領導你，你就要逃。這是什麼邏輯？我不明白。<text:span text:style-name="T3"><text:line-break/><text:line-break/></text:span>慢慢我明白了。智能和道德其實對某些人而言都不是重點，重點是你是不是我們這一國的？還是外省的、他們一國的？這決定了一切事物的一切是非對錯。<text:span text:style-name="T3"><text:line-break/><text:line-break/><text:line-break/><text:line-break/></text:span></text:p>
      <text:p text:style-name="P1"><text:span text:style-name="T1">鄭啟承</text:span><text:s/>  |  2014.05.02 20:51   |   <text:a xlink:type="simple" xlink:href="http://palinfo.habago.org/Entry?Command=Information_PrintForum&amp;iPage=436#FORUM32406"><text:span text:style-name="T2">#</text:span></text:a></text:p>
      <text:p text:style-name="P3">主任英明<text:span text:style-name="T3">~ </text:span>巴勒網的時間不準可能就是因為主機架在國外沒有愛台灣的關係所致<text:span text:style-name="T3">! (</text:span>向島上眾多強大勇猛又忠誠的史萊姆勇士致歉<text:span text:style-name="T3">!) <text:line-break/><text:line-break/></text:span>巴勒網技術的確很落後，經過前一代電腦高手努力<text:span text:style-name="T3">(</text:span>當時是最新科技<text:span text:style-name="T3">)</text:span>有了留言板，但據我所知後來就沒有再更新。這留言板很原始，沒有分類，只有不斷累積一頁頁的留言，也不像最新的網站論壇可以做各種表情符號，甚至連貼圖都不行。但那些其實一點也不必要，巴勒網畢竟不是用來交友聊天的。巴勒網沒有一切花俏的功能，以後也不會有。雖然一切技術和形式雖然原始到可笑，但我敢說在態度與一種內在熱情上，這個網站在台灣島上是屬一屬二的。這裡的人講話<text:span text:style-name="T3">"</text:span>當一回事<text:span text:style-name="T3">"</text:span>，即便是開玩笑也是懷著一種近似虔誠的心在開玩笑。</text:p>
      <text:p text:style-name="P1"><text:span text:style-name="T1">阿彥</text:span><text:s/>  |  2014.05.02 18:35   |   <text:a xlink:type="simple" xlink:href="http://palinfo.habago.org/Entry?Command=Information_PrintForum&amp;iPage=436#FORUM32405"><text:span text:style-name="T2">#</text:span></text:a></text:p>
      <text:p text:style-name="P2"><text:span text:style-name="T1">安倍稱不會效仿德國就二戰歷史問題道歉</text:span><text:line-break/><text:span text:style-name="T1">軍事要聞中國新聞網</text:span><text:s/>[<text:span text:style-name="T1">微博</text:span>] 2014-05-01 16:57<text:line-break/><text:line-break/><text:line-break/><text:span text:style-name="T1">據韓國《朝鮮日報》</text:span>5<text:span text:style-name="T1">月</text:span>1<text:span text:style-name="T1">日報道，日本首相安倍晉三日前表示，日本不會</text:span>(<text:span text:style-name="T1">就東亞歷史問題</text:span>)<text:span text:style-name="T1">效仿二戰後德國向鄰國道歉以尋求和解。</text:span><text:line-break/><text:line-break/>4<text:span text:style-name="T1">月</text:span>29<text:span text:style-name="T1">日，安倍出訪德國之前接受德國《法蘭克福匯報》的采訪，以</text:span>“<text:span text:style-name="T1">二戰後的歐洲和亞洲面對的歷史情況完全不同</text:span>”<text:span text:style-name="T1">為由，拒絕效仿德國向鄰國道歉。該報報道說：</text:span>“<text:span text:style-name="T1">中國和韓國不斷要求日本在歷史認識方面向德國學習。但日本首相卻拒絕了這項要求。</text:span>”<text:line-break/><text:line-break/><text:span text:style-name="T1">安倍說：</text:span>“<text:span text:style-name="T1">二戰後歐洲的最大課題是大團結。這一過程中，德國的道歉促進了和平與和解。</text:span>”<text:span text:style-name="T1">也就是說，因為歐洲存在大團結氛圍，所以德國才表現出道歉與和解的態度。不過，安倍認為歐洲為實現一體化所做出的共同努力在亞洲並沒有出現。</text:span><text:line-break/><text:line-break/><text:span text:style-name="T1">安倍晉三同時表示，日本已經和鄰國就賠償措施達成一致。</text:span><text:line-break/><text:line-break/><text:span text:style-name="T1">另據日本新聞網報道，安倍</text:span>4<text:span text:style-name="T1">月</text:span>30<text:span text:style-name="T1">日在德國與默克爾總理舉行會談時，遇到</text:span>50<text:span text:style-name="T1">多名旅德日本人和德國民眾的聯合抗議。抗議人群在總理府前集會，舉著</text:span>“<text:span text:style-name="T1">抗議安倍首相</text:span>”<text:span text:style-name="T1">、</text:span>“<text:span text:style-name="T1">反對重開核電站</text:span>”<text:span text:style-name="T1">、</text:span>“<text:span text:style-name="T1">再見，核電站</text:span>”<text:span text:style-name="T1">等標語，持續抗議長達</text:span>2<text:span text:style-name="T1">個小時。</text:span><text:line-break/><text:line-break/><text:span text:style-name="T1">韓國日報英文版</text:span><text:line-break/><text:line-break/>Posted : 2014-05-02 16:31<text:line-break/>Updated : 2014-05-02 16:31<text:line-break/>Abe's wrong path<text:line-break/><text:line-break/>Japan ought to follow Germany’s post-war track <text:line-break/><text:line-break/>Japanese Prime Minister Shinzo Abe’s perception of history revealed during his recent interview with a German newspaper is hardly surprising, given his well-known revisionist inclination. Nevertheless, it’s still disheartening.<text:line-break/><text:line-break/>He told the Frankfurter Allgemeine Zeitung that his country won’t be able to follow in Germany’s footsteps in dealing with its wartime past, noting that the circumstances of the two countries were vastly different. ''In Europe, there was a pan-European quest for the great goal of European integration in addition to Germany’s own commitment. So the creation of a community and also reconciliation were promoted,’’ the conservative leader was quoted as saying.<text:line-break/><text:line-break/>But Abe said Japan has gone a different route by signing treaties with former colonies and supporting the poorer Asian countries with development aid and programs.<text:line-break/><text:line-break/>Abe’s remarks were taken as clarifying that Japan won’t follow what the European country did in the aftermath of World War II. To be sure, the island country is taking a wrong path under Abe’s misguided leadership, and everyone knows that Abe’s regressive attitude and actions are causing Seoul and Tokyo to go head to head continuously over historical issues, including that of former sex slaves.<text:line-break/><text:line-break/>In response, Seoul’s Foreign Ministry said Japan should strive to deliver its sincere contrition to neighbors that suffered from its atrocities, and expressed hope that Japan will faithfully engage in high-level talks (with South Korea) on the so-called comfort women issue.<text:line-break/><text:line-break/>To be frank, however, it’s doubtful upcoming bilateral talks will produce any tangible results in light of Abe’s offensive and flawed perception of history. It’s certain that the Japanese premier is turning a blind eye to the obvious fact that Japan’s conflicts about the past history with its neighbors, including Korea and China, is directly linked to the restoration of bruised universal values and the healing of bitter scars.<text:line-break/><text:line-break/>It’s regrettable for Japan not to emulate Germany’s post-war precedent to atone for its wartime atrocities that has already drawn international acclaim. Since World War II, Germany has offered genuine apologies and full compensation to neighboring countries while publishing joint textbooks. In August, German Chancellor Angela Merkel visited the former Nazi concentration camp in Dachau, where more than 40,000 people died, as if setting an example on how to reflect on past misdeeds.<text:line-break/><text:line-break/>Most importantly, the reasons cited by the Japanese leader for not following the German example make no sense.<text:line-break/><text:line-break/>To begin with, Abe should know that Germany took the lead in European integration through its preemptive soul-searching and compensation, contrary to his remarks that moves to integrate Europe drew German apologies.<text:line-break/><text:line-break/>At the same time, there have been numerous chances for Seoul, Beijing and Tokyo to reconcile since the 1990s, but on all such occasions, Japan squandered the opportunities by distorting textbooks and unleashing territorial and historical provocations.<text:line-break/><text:line-break/>In the interview, Abe said the door to dialogue remains open, noting that the talks should begin without preconditions. But it’s unlikely we can expect the normalization of relations with the Abe administration as long as the Japanese premier refuses to follow Germany’s post-war track. Eventually, it’s up to Abe if East Asia can open a new chapter through genuine reconciliation.<text:line-break/><text:line-break/>https://www.koreatimes.co.kr/www/news/opinon/2014/05/202_156555.html<text:line-break/><text:line-break/><text:span text:style-name="T1">您好，</text:span><text:line-break/><text:span text:style-name="T1">想呼應一下陳醫生對於日本的新聞，昨天剛看到。</text:span><text:s/><text:span text:style-name="T1">子曰</text:span><text:s/>”<text:span text:style-name="T1">知恥近乎勇</text:span>“<text:span text:style-name="T1">，日本是不知羞恥還是不覺有誤？而塗炭眾多大陸上，臺灣上的華人，東南亞民眾都沒有錯。到此，情緒多少有點激動。更巧的是，就在十幾個小時後，這個新聞出現了：</text:span>http://www.chinatimes.com/newspapers/20140502000822-260109 <text:span text:style-name="T1">（西來庵事件的遺骸三月出土了</text:span>)<text:span text:style-name="T1">。</text:span><text:s/><text:span text:style-name="T1">文中林先生說</text:span><text:s/>”<text:span text:style-name="T1">大概重見天日的時刻到了吧</text:span>“<text:span text:style-name="T1">。這讓我也有種不寒而栗的感覺。</text:span><text:s/><text:span text:style-name="T1">或許在眾多的巧合，而某些事情的發生並非偶然，還是我太迷信了嗎？</text:span></text:p>
      <text:p text:style-name="P1"><text:span text:style-name="T1">柳春春阿忠</text:span><text:s/>  |  2014.05.02 15:41   |   <text:a xlink:type="simple" xlink:href="http://palinfo.habago.org/Entry?Command=Information_PrintForum&amp;iPage=436#FORUM32403"><text:span text:style-name="T2">#</text:span></text:a></text:p>
      <text:p text:style-name="P3">主任說明一下巴勒網留言板及各分類文章顯示時間非屬正確之問題。<text:span text:style-name="T3"><text:line-break/></text:span>因此網站是掛在某主機上頭的，理論上留言板程式應該要自動判別貼文時間自動變成<text:span text:style-name="T3">UTC+8</text:span>的，不過，這（<text:span text:style-name="T3">WordPress/</text:span>網站程式主架構）問題由來已久，所以就會有時間差，簡單說明是這樣。<text:span text:style-name="T3"><text:line-break/><text:line-break/></text:span>（因為我們都不是電腦高手～）</text:p>
      <text:p text:style-name="P1">ECLJ   |  2014.05.02 14:42   |   <text:a xlink:type="simple" xlink:href="http://palinfo.habago.org/Entry?Command=Information_PrintForum&amp;iPage=436#FORUM32402"><text:span text:style-name="T2">#</text:span></text:a></text:p>
      <text:p text:style-name="P4">這一次的學運對我有益，第一，從這次學運中我才從外甥女那兒得看了網路上傳來傳去的陳真還有一些其他人的的文章。第二，雖然對時事很煩，但我也幾乎在從學運到反核的活動中自求清淨，讀完了<text:span text:style-name="T3">Capital in 21 century. </text:span>又因為這本書而再跳去讀<text:span text:style-name="T3">Tocqueville</text:span>的<text:span text:style-name="T3">"Democracy in America".</text:span>看這些東西比＂活在當下＂有意思多了。<text:span text:style-name="T3"><text:line-break/></text:span>對照來看，台灣今天的現象似乎又是歷史的重複。我們總是能從歷史中找到自己的處境，確實神奇。就像<text:span text:style-name="T3">inequality</text:span>的擴大，是資本主義經濟發展的必然，而且愈市場化愈必然一樣，民主在其間完全派不上用場，民主對人類生活的真正問題也一樣沒有能力解決。因為人心都是肉做的，不是電腦的<text:span text:style-name="T3">Codes</text:span>組成的，哈哈！<text:span text:style-name="T3"><text:line-break/>Tocqueville:</text:span>　<text:span text:style-name="T3">Men do not become depraved through the exercise of power or the habit of obedience but rather by wielding a power they consider to be illegitimate or by obeying a power that they regard as usurped and oppressive. </text:span>這多多少少可以解釋了民主讓人發笑之處。他心上有一把尺，一個偏見，就像斯德哥爾摩症一樣，有人可以統治他，有人不可以，就算是選出來的也一樣。而民族主義其實也就是靠著這把內心的尺在運作的。清朝統治了三百年但最後還是和<text:span text:style-name="T3">"</text:span>反清復明<text:span text:style-name="T3">"</text:span>的大旗糾纏不清。這中間和你在某個政權下過得好不好沒有關連。因為先天裡你覺得有些人沒有資格統治你。<text:span text:style-name="T3"><text:line-break/></text:span>美國到現在還有三<text:span text:style-name="T3">K</text:span>黨，<text:span text:style-name="T3">Clipper</text:span>的老闆也為此被排除在ＮＢＡ之外，更不要提有些保守派對歐巴馬的攻擊和中傷了。也像<text:span text:style-name="T3">Thomas Piketty</text:span>在書中很直白的諷刺：不義之財多所有之，但如果是有色人種（<text:span text:style-name="T3">Black)</text:span>有之，那就格外不義！<text:span text:style-name="T3"><text:line-break/><text:line-break/></text:span>此外，很驚訝台灣有一個支持巴勒斯坦的網站。我在讀完<text:span text:style-name="T3">Said</text:span>之後，才知道以巴問題是怎麼回事，那時我都卅歲了。等到讀了<text:span text:style-name="T3">"</text:span>我們一家都是陌生人<text:span text:style-name="T3">"</text:span>，我已近<text:span text:style-name="T3"><text:s/></text:span>５０歲，但一切都還那麼一模一樣。甚至猶有過之。有些問題的發生是因為我們無知，有些事情的扭曲是因為我們不在意。但有時在意了，似乎又怕自己是被另一種偏見帶著走了。畢竟不能持續關注，或深入了解，也怕自己看以巴，就像國際媒體看台灣，五百字一千字交待了一個在當地永遠無解的衝突。那種關心比較像是為了滿足自己的求知欲。<text:span text:style-name="T3"><text:line-break/></text:span>現在，此時此刻，放眼天下似乎更重要了：因為台灣這個小島上的破事實在不值得我花力氣了。<text:span text:style-name="T3"><text:line-break/><text:line-break/></text:span></text:p>
      <text:p text:style-name="P1"><text:span text:style-name="T1">陳真</text:span><text:s/>  |  2014.05.02 13:43   |   <text:a xlink:type="simple" xlink:href="http://palinfo.habago.org/Entry?Command=Information_PrintForum&amp;iPage=436#FORUM32401"><text:span text:style-name="T2">#</text:span></text:a></text:p>
      <text:p text:style-name="P3">董事長在立報有個專欄叫哈巴狗電台。立報最近正在<text:span text:style-name="T3"><text:s/>"</text:span>倒閉中<text:span text:style-name="T3">"</text:span>，能不能倒閉成功還不知道，據說是因為虧錢，希望不是我害的。<text:span text:style-name="T3"><text:line-break/><text:line-break/></text:span>這報紙三番兩次想箝制我的言論自由，例如安倍進三還是進四那個人渣，故意跑去參拜戰犯，並且高聲高調否認有南京大屠殺及慰安婦等事情，企圖激怒祖國大陸。我文中因此提到<text:span text:style-name="T3">"</text:span>日本鬼子<text:span text:style-name="T3">" </text:span>四個字，立報居然要我修改。我說不用修改，我直接辭職就好了。後來，不知道為什麼，又同意讓我寫<text:span text:style-name="T3"><text:s/>"</text:span>日本鬼子<text:span text:style-name="T3">" </text:span>了。<text:span text:style-name="T3"><text:line-break/><text:line-break/></text:span>有時寫到激動處，它馬的或它媽的就會跑出來。台灣媒體一個比一個下流，卻沒法忍受它馬的三個字，說會教壞小孩。我過去都堅持非它馬的不可，要不我就不登，要是偷偷給我刪，被我發現，我就強力要求把完整文章重登一次或道歉更正。<text:span text:style-name="T3"><text:line-break/><text:line-break/></text:span>可是，現在我也學會了點文明，它馬的還在，但前面的動詞改成打叉叉了，主要仍然是考慮到未成年小孩及婦孺。我知道我的讀者群大多心智不太成熟，心靈相當幼稚，其中甚至很多小朋友，為了避免他們學壞，言論自我審查的尺度就更嚴了。<text:span text:style-name="T3"><text:line-break/><text:line-break/></text:span>考慮小朋友是合理的，但考慮婦女我看大可不必。她們別來污染我就很感謝了。<text:span text:style-name="T3"><text:line-break/><text:line-break/></text:span>我都是搭統聯從台南到台中，然後再轉接半小時的公車抵達醫院上班，一趟路頗為艱辛。特別是公車上經常得和高中或國中生擠來擠去。殷海光有點布爾喬亞，拒搭公車，他說搭公車喪失做為一個人的尊嚴。對此我深表認同，但還是得搭，因為不管是在高雄或台中，搭公車前八公里免費。<text:span text:style-name="T3"><text:line-break/><text:line-break/></text:span>好幾次在公車上，我聽到例如底下這樣的國、高中女生對話<text:span text:style-name="T3">(</text:span>沒聽過男生有這樣的措詞<text:span text:style-name="T3">)</text:span>：<text:span text:style-name="T3"><text:line-break/><text:line-break/></text:span>甲女<text:span text:style-name="T3">: </text:span>我操，他<text:span text:style-name="T3">(</text:span>指老師<text:span text:style-name="T3">)</text:span>以為他怎樣，鳥比較大是不是，媽的，幹，叫我什麼坐要坐直。幹！雞巴！我要怎麼坐，他管哦，幹！死人渣！<text:span text:style-name="T3"><text:line-break/><text:line-break/></text:span>乙女：妳鳥他，幹，他知不知道他這樣是在侵犯妳的權利。我幹。<text:span text:style-name="T3"><text:line-break/><text:line-break/></text:span>甲女：操！雞巴！幹！我幹他老爸啦。他還跟我解釋說什麼他們以前小時候上學，上課坐著時手要平放，什麼腿不能打開，有時手還要放後面。幹，講那個什麼屁話，我腿美不行嗎？幹。<text:span text:style-name="T3"><text:line-break/><text:line-break/></text:span>幹幹幹幹幹<text:span text:style-name="T3">....</text:span>我就這樣聽了半小時的幹幹幹幹幹，數一數，動詞有二，幹與操，主要名詞也有二，鳥與雞巴，受害者有爹有娘。<text:span text:style-name="T3"><text:line-break/><text:line-break/></text:span>她們要怎麼幹或幹誰，我沒有太大意見<text:span text:style-name="T3">(</text:span>但我確實已逐漸對幹個不停之刻意表現粗俗之所謂台灣人品味感到十分厭惡與反感<text:span text:style-name="T3">)</text:span>，但她們音量實在太高，吵得我頭很痛，實在忍不住想恭請她們降低音量，但深呼吸了好幾次，依然沒敢吭聲。<text:span text:style-name="T3"><text:line-break/><text:line-break/></text:span>感謝主，讓我忍住了。要不然，她們可能下一輪談話，主角就由老師變成我了。<text:span text:style-name="T3"><text:line-break/><text:line-break/></text:span>這故事是要說，有些東西我們覺得是一種自由，這我倒也不否認，但我同時發現，自由往往也帶走了一些珍貴的東西，或是讓人們誤以為他們的自由就是為所欲為，而沒法想到這世上還有其他人的存在。<text:span text:style-name="T3"><text:line-break/><text:line-break/></text:span>另外，得聲明一下。巴勒網成員互不相屬，一人一張嘴，沒有結盟關係，因此，外邊的人看了我的言論，那也僅僅只能代表我一人，與其他人一點關係也沒有。若你看了感冒，也只能對我一人感冒而與巴勒網其他人無涉。</text:p>
      <text:p text:style-name="P1">ANNE AN (<text:span text:style-name="T1">真實姓名</text:span>)   |  2014.05.02 12:41   |   <text:a xlink:type="simple" xlink:href="http://palinfo.habago.org/Entry?Command=Information_PrintForum&amp;iPage=436#FORUM32399"><text:span text:style-name="T2">#</text:span></text:a></text:p>
      <text:p text:style-name="P4">我是女性哦<text:span text:style-name="T3">!(</text:span>生理心理都是<text:span text:style-name="T3"><text:s/></text:span>身份證與行為模式都是<text:span text:style-name="T3">) </text:span>請哈巴狗惠予放行，不勝感激為荷。<text:span text:style-name="T3"><text:line-break/></text:span>有個故事我是從柯一正導演那兒聽來的，因年代久遠，細節也可能記不真切。<text:span text:style-name="T3"><text:line-break/></text:span>柯導說他有一個叔公<text:span text:style-name="T3">(</text:span>或伯公<text:span text:style-name="T3">?</text:span>總之就那一類的親戚<text:span text:style-name="T3">)</text:span>，叔公的職業<text:span text:style-name="T3">(</text:span>應該說職志比較貼切<text:span text:style-name="T3">)</text:span>是印假鈔。從少年時習得印假鈔的技術，以此為業，但其技術高超，並高度熱情鑽研，不止假鈔的盜印鋼版刻得微妙微肖，印假身份證假護照等相關衍生技術也極為完備。久之，叔公已成印假鈔界一代宗師，在印假鈔界聲名顯赫。<text:span text:style-name="T3"><text:line-break/></text:span>在叔公的心中，極為堅定之信念<text:span text:style-name="T3">:"</text:span>自己鈔票就是要自己印<text:span text:style-name="T3">"</text:span>。<text:span text:style-name="T3"><text:line-break/></text:span>叔公認為自己精通印鈔票，又印得極好，為何還要外求<text:span text:style-name="T3">?</text:span>這理論真的非常堅強。如果你家裏是牛肉麵大王，你還到外面吃牛肉麵，這啟不是背祖與大逆不道嗎<text:span text:style-name="T3">?<text:line-break/></text:span>叔公堅如金石的信念當然使得叔公不斷進入監獄，但每次入監出來，其印假鈔功力又提昇許多，數十年生涯直到七十幾歲還在進出監獄，但經此一再進出監獄之修練，叔公印假鈔功力已臻化境，在業界地位已具神格。<text:span text:style-name="T3"><text:line-break/></text:span>綜觀叔公一生<text:span text:style-name="T3">:</text:span>奉<text:span text:style-name="T3">”</text:span>鈔票就是要自己印<text:span text:style-name="T3">”</text:span>之信仰，並以其生命實踐真理。遇警察來抓亦不抵抗，從容入獄。國家的法律與牢獄之苦皆無法摧毀其<text:span text:style-name="T3">”</text:span>鈔票一定要自己印<text:span text:style-name="T3">”</text:span>的信念意志。入監當修業，出獄仍不改其志業。終其一生為<text:span text:style-name="T3">”</text:span>鈔票就是要自己印<text:span text:style-name="T3">”</text:span>而奮鬥，是為人格者。<text:span text:style-name="T3"><text:line-break/></text:span>少時我心中有幾個偉大的人<text:span text:style-name="T3">:</text:span>排名<text:span text:style-name="T3">1.</text:span>甘地<text:span text:style-name="T3">2.</text:span>曼德拉<text:span text:style-name="T3">3.</text:span>怪醫黑傑克<text:span text:style-name="T3"><text:line-break/></text:span>自聞叔公之事後，我的靈魂被燃燒了起來，想起叔公就熱血沸騰熱淚盈眶。<text:span text:style-name="T3"><text:line-break/></text:span>偉大的人排名更動如下<text:span text:style-name="T3">:1.</text:span>叔公<text:span text:style-name="T3"><text:s/>2.</text:span>怪醫黑傑克<text:span text:style-name="T3">3.</text:span>甘地<text:span text:style-name="T3">4.</text:span>曼德拉<text:span text:style-name="T3"><text:line-break/>PS:</text:span>最近經常聽聞<text:span text:style-name="T3">”</text:span>公民不服從<text:span text:style-name="T3">”…………</text:span>在我心中<text:span text:style-name="T3">…</text:span>叔公應為典範<text:span text:style-name="T3"><text:line-break/>PPS:</text:span>因江山代有偉人出，我的偉人名單增列<text:span text:style-name="T3">5.</text:span>火影忍者鳴人<text:span text:style-name="T3">….</text:span>無誤。</text:p>
      <text:p text:style-name="P1"><text:span text:style-name="T1">鄭啟承</text:span><text:s/>  |  2014.05.02 12:00   |   <text:a xlink:type="simple" xlink:href="http://palinfo.habago.org/Entry?Command=Information_PrintForum&amp;iPage=436#FORUM32398"><text:span text:style-name="T2">#</text:span></text:a></text:p>
      <text:p text:style-name="P3">以上當然全部是胡扯。巴勒網的技術落後一般網頁水平很多光年，之前天天被蟑螂般的<text:span text:style-name="T3"><text:s/>spam </text:span>群起而攻好多年，只好裝一隻哈巴狗專門咬蟑螂，可是有時候咬太快連主人都會咬上一口，沒辦法，這隻狗憨憨的，智商不高，訓練過很多次了，但成效有限。至於時間軸為什麼比一般台灣時間還高貴，一直是一個謎。巴勒網就是在這樣高貴不貴的謎團氛圍中度過了這多歲月。</text:p>
      <text:p text:style-name="P1"><text:span text:style-name="T1">鄭啟承</text:span><text:s/>  |  2014.05.02 11:53   |   <text:a xlink:type="simple" xlink:href="http://palinfo.habago.org/Entry?Command=Information_PrintForum&amp;iPage=436#FORUM32397"><text:span text:style-name="T2">#</text:span></text:a></text:p>
      <text:p text:style-name="P4">回林淑芬小姐，<text:span text:style-name="T3"><text:line-break/><text:line-break/></text:span>巴勒網後台有一隻哈巴狗，專門在門口檢查思想，思想不正確比例愈高，<text:span text:style-name="T3">spam </text:span>百分比當然就愈高，至於是不是也有性別歧視，我不大確定，要先掀開牠的裙子看一下是公的還是母的，如果是母的，當然對女性就全部過關。男性朋友請勿發出抗議的叫聲，誰叫你是男的<text:span text:style-name="T3">? <text:line-break/><text:line-break/></text:span>時間軸不準沒錯，可是妳怎敢有意見<text:span text:style-name="T3">? </text:span>巴勒網的時間比其他的時間更高貴，一切以巴勒網的時間為準。</text:p>
      <text:p text:style-name="P1"><text:span text:style-name="T1">陳真</text:span><text:s/>  |  2014.05.02 10:58   |   <text:a xlink:type="simple" xlink:href="http://palinfo.habago.org/Entry?Command=Information_PrintForum&amp;iPage=436#FORUM32396"><text:span text:style-name="T2">#</text:span></text:a></text:p>
      <text:p text:style-name="P3">這些人真的很沒出息，很可恥。連什麼公民不服從<text:span text:style-name="T3">(</text:span>我真的會吐<text:span text:style-name="T3">)</text:span>都變成一種<text:span text:style-name="T3"><text:s/>"</text:span>權利<text:span text:style-name="T3">"</text:span>，真是離譜到爆。如果不服從法律、不服從社會基本秩序、不服從民主程序<text:span text:style-name="T3">...</text:span>全都是一種權利，那這個社會豈不是變成一個<text:span text:style-name="T3"><text:s/>"</text:span>只要我喜歡，有什麼不可以<text:span text:style-name="T3">" </text:span>的原始叢林？<text:span text:style-name="T3"><text:line-break/><text:line-break/></text:span>所謂權利是任何人不能剝奪、法律所保障的，法律怎麼會保障一種可以任意違反它的權利？<text:span text:style-name="T3"><text:line-break/><text:line-break/></text:span>這些簡到到爆的觀念，這些人不是不懂，而是他不想懂，他以為自己是真理正義的化身，所以不需要接受法律或社會秩序的約束。<text:span text:style-name="T3"><text:line-break/><text:line-break/></text:span>前幾天在電視上看到一個女的，身份好像是台權會的什麼碗糕，居然也變成反核急先鋒，代表台權會出來反核。媽的，真是可恥透頂。一個人權組織居然也能扯上反核。<text:span text:style-name="T3"><text:line-break/><text:line-break/></text:span>包括我也是創辦人之一的什麼國際特赦組織碗糕台灣分會也一樣，居然也在反服貿。國際上那個真正的<text:span text:style-name="T3"><text:s/>"</text:span>國際特赦組織<text:span text:style-name="T3">" </text:span>的基本規定之一就是不允許各地分會涉及本國的人權事務，更何況服貿跟人權又<text:span text:style-name="T3">X</text:span>它媽的能扯上什麼關係？<text:span text:style-name="T3"><text:line-break/><text:line-break/></text:span>費盡青春血淚，參與創立了台灣許多社運團體，但幾乎毫無例外完全變質，變成一種綠營的外圍組織、尾巴團體。我很擔心，我的好朋友悟泓等人所創立的<text:span text:style-name="T3"><text:s/>"</text:span>動物社會研究會<text:span text:style-name="T3">"</text:span>，會不會哪天也變成一種政治外圍組織，大陸的動物就不叫動物？所以不配享有動物權？或是說台灣的動物血統比較高貴，所以應該比低賤的大陸動物<text:span text:style-name="T3"><text:s/>"</text:span>更<text:span text:style-name="T3">" </text:span>平等、<text:span text:style-name="T3">"</text:span>更<text:span text:style-name="T3">" </text:span>自由？<text:span text:style-name="T3"><text:line-break/><text:line-break/></text:span>一個人要主張什麼偉大的目標都行，但不能掛羊頭賣狗肉；而且，再偉大的目標也不能美化卑劣的手段，或以為自己因為很偉大便能比別人更平等更自由，甚至可以為所欲為，然後高聲高調說這是<text:span text:style-name="T3">X</text:span>它媽的什麼<text:span text:style-name="T3"><text:s/>"</text:span>民不從<text:span text:style-name="T3">"</text:span>，真是齷齪下流。天底下有這種<text:span text:style-name="T3">x</text:span>它媽的什麼民不從？<text:span text:style-name="T3"><text:line-break/><text:line-break/></text:span>這些人，整天把一些漂亮話高聲高調掛在嘴上，惡形惡狀，為所欲為。真是可恥。<text:span text:style-name="T3"><text:line-break/><text:line-break/></text:span>一個行為，如果是有害的、錯的、可恥的，那麼，即便這個行為有助於你的目標，或甚至與你的目標一樣，你也不應該趁機而行，趁火打劫或與狼共舞、與虎謀皮。<text:span text:style-name="T3"><text:line-break/><text:line-break/></text:span>當英國陷入戰爭的泥淖，被德軍打得落花流水，節節敗退之際，甘地原本很輕易趁機就能落井下石，達成自己想要的目標，但他寧可與整個國大黨對立，一方面拒絕國大黨企圖以協助英國參戰來換取印度獨立，一方面同時也拒絕落井下石，趁機發起更大抗爭逼英國就範。甘地說，<text:span text:style-name="T3">"</text:span>趁人之危是可恥的<text:span text:style-name="T3">"</text:span>，我寧可因此而失敗，也絕不趁人之危。<text:span text:style-name="T3"><text:line-break/><text:line-break/></text:span>甘地的良善，反而讓英國政壇和民間許多英國人因此轉變態度，開始支持甘地希望讓印度獨立的想法。<text:span text:style-name="T3"><text:line-break/><text:line-break/></text:span>一個人要主張什麼推動什麼都行，那就像個像樣的<text:span text:style-name="T3"><text:s/>"</text:span>人<text:span text:style-name="T3">" </text:span>那樣，用一種正直、負責、誠信誠實、乾乾淨淨的手段，言行一致地去進行，而不是像個卑劣小人那樣，窩囊地任意便宜行事，滿口胡言。<text:span text:style-name="T3"><text:line-break/><text:line-break/></text:span>陳真<text:span text:style-name="T3"><text:line-break/>=============<text:line-break/></text:span>林義雄停止禁食　廢核團體：退出凱道、持續「不核作」<text:span text:style-name="T3"><text:line-break/><text:line-break/>NOWnewsNOWnews – 2014</text:span>年<text:span text:style-name="T3">4</text:span>月<text:span text:style-name="T3">30</text:span>日<text:span text:style-name="T3"><text:s/></text:span>下午<text:span text:style-name="T3">10:55<text:line-break/><text:line-break/></text:span>記者李鴻典／台北報導<text:span text:style-name="T3"><text:line-break/><text:line-break/></text:span>前民進黨主席林義雄<text:span text:style-name="T3">30</text:span>日下午發出聲明，宣布停止禁食行動。全國廢核行動平台經集體共同決議，也宣布離開凱道。<text:span text:style-name="T3"><text:line-break/><text:line-break/></text:span>全國廢核行動平台也發出聲明，聲明如下：<text:span text:style-name="T3"><text:line-break/><text:line-break/></text:span>一、遍地烽火的公民行動，持續給予政府龐大壓力，是推動核電政策改革的最大力量：林先生的禁食行動，並非僅是個人的意志，而是廣泛公民行動的催化劑，激發各地團體、學生、自主個人在近半個月以來，用各種方式從事積極有力的行動，展現人民作主的豐沛能量，促使政府主動做出「核四暫時全面停工」決議，並提高社會對於核電議題的關注和討論。<text:span text:style-name="T3"><text:line-break/><text:line-break/></text:span>二、持續要求政府落實核四停工決議：雖然政府主動承諾核四暫時全面停工，改變興建的政策，但事實上，這個政府過去的施政已經徹底缺乏公信力，人民仍然擔心承諾遭毀壞，讓核四死灰復燃。因此我們認為，立法院應善盡監督政府的責任，確實要求行政院詳細交代後續安檢預算編列、停工與封存等問題。我們並要求朝野政黨在立院成立「核四停工監督與調查委員會」，並納入公民參與空間與決策權力，以便究責。<text:span text:style-name="T3"><text:line-break/><text:line-break/></text:span>三、要求老舊核電廠不得延役：雖然馬政府改變了對核四的態度，但其擁核本質與核電政策仍舊未變。在核四爭議討論中，馬政府一再透露將毀壞<text:span text:style-name="T3">2011</text:span>年作出的「核一、二、三廠準時除役」承諾，作為放棄核四的籌碼。我們認為，政府應該通盤檢討能源政策，而不應在核廢料爆量且處置仍無解的情況下，提出老舊電廠延役執照申請。我們要求行政院將召開的全國能源會議中必須承諾，不得將核電延役做為未來用電規劃的選項，確保核一二三盡速除役，落實真正的非核家園。<text:span text:style-name="T3"><text:line-break/><text:line-break/></text:span>四、深化還權於民：這一波運動的另一重要訴求，就是下修公投法門檻，落實直接民主精神，達成真正的還權於民。在強大民意壓力下，雖有部分國民黨立委提出下修門檻的版本，但我們期待公投改革方向應正本清源，因應國際公投潮流，下修公投門檻與擴大民眾參與空間。未來，我們將擴大社會結盟，共同監督立法院在本會期完成公投法的修法。<text:span text:style-name="T3"><text:line-break/><text:line-break/></text:span>五、強烈譴責國家暴力：在這一波遍地烽火的反核運動中，我們看到許多民眾在行使公民不服從權利時，遭到警察不符比例原則的暴力對待。公民不服從的發生，是因為民眾窮盡各種體制內管道，試圖傳達訴求、爭取參與決策，卻始終在行政濫權與代議制度失靈下被拒於門外。在走投無路的情況下，公民才訴諸體制外的非武力行動，卻因此遭到國家以法律與武力鎮壓。我們強烈譴責政府用暴力壓制人民反抗的力量，這僅會激發不必要的社會對立與更強的反抗意志。<text:span text:style-name="T3"><text:line-break/><text:line-break/></text:span>凱道佔領行動雖然告一段落，但廢核行動並不終止，我們仍會持續「不核作」，直到非核家園的訴求落實的那一天。終結核電，還權於民，持續奮鬥，永不妥協！</text:p>
      <text:p text:style-name="P1"><text:span text:style-name="T1">陳真</text:span><text:s/>  |  2014.05.02 10:02   |   <text:a xlink:type="simple" xlink:href="http://palinfo.habago.org/Entry?Command=Information_PrintForum&amp;iPage=436#FORUM32395"><text:span text:style-name="T2">#</text:span></text:a></text:p>
      <text:p text:style-name="P4">這位先生、小姐或太太？<text:span text:style-name="T3"><text:line-break/><text:line-break/></text:span>中國統一只能是壞事而不能是好事嗎？我不是在問你，因為這根本毫無疑問。<text:span text:style-name="T3"><text:line-break/><text:line-break/></text:span>台灣民主水平越低，只會越難統一，不會越容易。即便有八成的人說要統一，也許又有人要禁食或佔領這裏那裏了，但是一個民主法治的社會根本不會有這種困擾，該怎麼辦就怎麼辦。誰見過哪個西方國家會有這種害怕哪裏被佔領的困擾？<text:span text:style-name="T3"><text:line-break/><text:line-break/></text:span>在英國，光是躺在馬路上擋路，都能請你吃兩年牢飯。要是有人想佔領國會，那真是門都沒有。正常民主國家難道不是這樣？難道會有人喊什麼國家暴力。國家不就等於暴力，國家就是靠各種形式的暴力例如法律和軍警檢調來維持一種所謂民主法治的基本秩序。不靠國家暴力，難道要靠自以為是的暴民的暴力來維持整個社會的運作？任何人只要他宣稱自己擁有真理，便能為所欲為？<text:span text:style-name="T3"><text:line-break/><text:line-break/></text:span>這麼簡單明白的觀念，台灣人會不懂嗎？不是不懂，而是有些人就像動物農莊裏那些豬一樣，覺得自己<text:span text:style-name="T3"><text:s/>"</text:span>更<text:span text:style-name="T3">" </text:span>平等、<text:span text:style-name="T3">"</text:span>更<text:span text:style-name="T3">" </text:span>自由，所以不想懂，總以為自己因為是正義與真理的化身，所以可以比別人更平等、更自由，超脫於一切典章法制之上，過不慣民主生活，也不想接受任何文明社會的約束，但憑一己好惡任意行事，卻不肯承擔任何應有的後果，每次都喊司法追殺，司法迫害，真是很窩囊沒出息。</text:p>
      <text:p text:style-name="P5"/>
      <text:p text:style-name="P1"><text:span text:style-name="T1">八八</text:span><text:s/>  |  2014.05.02 05:21   |   <text:a xlink:type="simple" xlink:href="http://palinfo.habago.org/Entry?Command=Information_PrintForum&amp;iPage=437#FORUM32394"><text:span text:style-name="T2">#</text:span></text:a></text:p>
      <text:p text:style-name="P4">我對台灣現狀很樂觀。<text:span text:style-name="T3"><text:line-break/></text:span>目前民進黨完全移植了中國大陸文化大革命的精髓，<text:span text:style-name="T3"><text:line-break/></text:span>只差還缺（紅衛兵）串連，以及破四舊公審等戲碼。<text:span text:style-name="T3"><text:line-break/></text:span>等到這部分也「完成」，那我們被中共統一的日子就不遠了。</text:p>
      <text:p text:style-name="P1"><text:span text:style-name="T1">陳真</text:span><text:s/>  |  2014.05.02 03:47   |   <text:a xlink:type="simple" xlink:href="http://palinfo.habago.org/Entry?Command=Information_PrintForum&amp;iPage=437#FORUM32393"><text:span text:style-name="T2">#</text:span></text:a></text:p>
      <text:p text:style-name="P3">真是越搞越荒唐，連自由經濟示範區<text:span text:style-name="T3"><text:s/>(</text:span>據我一年多來深入了解<text:span text:style-name="T3">) </text:span>這麼好的東西，也要列為絕對要反抗到底的對象，連公投法細節該怎麼規定，都先下了聖旨。<text:span text:style-name="T3"><text:line-break/><text:line-break/></text:span>過去這一個多星期，夜不成眠，總是晚睡早醒，醒來老困惑著：<text:span text:style-name="T3">“</text:span>今夕何夕，我是不是在做夢？<text:span text:style-name="T3">”<text:line-break/><text:line-break/></text:span>會不會哪一天，連紅綠燈都有了政治意涵？紅燈應該取消，一律改為綠燈，以維護咱台灣人的尊嚴？或是凡申請到愛台灣思想檢核證照者，遇到紅燈，有權直接通行無阻，因為他們比大家<text:span text:style-name="T3"><text:s/>“</text:span>更<text:span text:style-name="T3">” </text:span>平等？<text:span text:style-name="T3"><text:line-break/><text:line-break/></text:span>要不要乾脆建議立法院行政院全部打烊算了，根本就是浪費納稅人的錢嘛，直接請林義雄寫一本六法全書及憲法，還有各級政府行政綱領與施行細則給大夥照辦，豈不乾脆些，省得抗爭也挺累的，萬一又要禁食，我又得發揮文學天份幫忙想理由說服大家聽從聖旨，真的很累。<text:span text:style-name="T3"><text:line-break/><text:line-break/></text:span>當初是誰推翻滿清的，實在可惡！如今，我已深深領悟到帝制的好處：省事，有效率，歌舞昇平，沒有紛爭；因為有異議的全拖出去斬了。<text:span text:style-name="T3"><text:line-break/><text:line-break/></text:span>陳真<text:span text:style-name="T3"><text:line-break/>===============<text:line-break/><text:line-break/></text:span>林義雄反示範區<text:span text:style-name="T3"><text:s/></text:span>管：民主不是一人說了算<text:span text:style-name="T3"><text:line-break/><text:line-break/></text:span>東森新聞東森新聞<text:span text:style-name="T3"><text:s/>– 2014</text:span>年<text:span text:style-name="T3">5</text:span>月<text:span text:style-name="T3">1</text:span>日<text:span text:style-name="T3"><text:line-break/><text:line-break/></text:span>林義雄結束禁食的聲明，提及反對自由經濟示範區，對此，國發會主委管中閔說，民主要講程序，不是<text:span text:style-name="T3">"</text:span>一個人<text:span text:style-name="T3">"</text:span>說了算，據他所知，林義雄先生從未出席過公聽會，就算反對，也得講個理由。<text:span text:style-name="T3"><text:line-break/><text:line-break/></text:span>林義雄雖然結束禁食，但又聲明反對自由經濟示範區，這是否會導致示範區政策成為下個朝野對決街頭抗爭的戰場，重演核四紛擾，甚至中止國發會主委管中閔在受訪前，還先深吸了口氣，斟酌再三才開口。<text:span text:style-name="T3"><text:line-break/><text:line-break/></text:span>國發會主委管中閔：「我們來立法院尊重整個立法院的體制，立法院要求我們針對示範區召開公聽會，我們都照做，而且針對公聽會的意見、委員的意見，我們都加以修改，這是民主的程序，我想民主的程序不是一個人說了算，據我所知林先生也沒來參加過我們公聽會。」</text:p>
      <text:p text:style-name="P1"><text:span text:style-name="T1">陳真</text:span><text:s/>  |  2014.05.02 02:32   |   <text:a xlink:type="simple" xlink:href="http://palinfo.habago.org/Entry?Command=Information_PrintForum&amp;iPage=437#FORUM32392"><text:span text:style-name="T2">#</text:span></text:a></text:p>
      <text:p text:style-name="P4">這位先生或女士？<text:span text:style-name="T3"><text:line-break/><text:line-break/></text:span>我沒說<text:span text:style-name="T3">"</text:span>親綠者對中國其實更親近<text:span text:style-name="T3">"</text:span>。我說，那些綠營政客，他們真的很排斥大陸人民，但一點都不排斥人民幣。<text:span text:style-name="T3"><text:line-break/><text:line-break/></text:span>林義雄沒有陰謀，只有陽謀。不管對錯，他行事正直，毋庸置疑。<text:span text:style-name="T3"><text:line-break/><text:line-break/></text:span>今天我若把我的頭交給他保管，我相信他是那種寧可先犧牲自己的項上人頭，也不會把朋友的頭先拿去犧牲的人。<text:span text:style-name="T3"><text:line-break/><text:line-break/></text:span>我看有些反對其行為者，進而懷疑其人格與動機或汙衊之。這種人或這種行為，藍綠都有，若非出於無知，便是出於卑鄙。<text:span text:style-name="T3"><text:line-break/><text:line-break/></text:span>我們可以反對任何一個人的行為，但仍然還是得搞清楚一個人不會因為他做錯事而成為一個壞人，也不會因為他做了對的事因而人品高潔。這是兩碼子事。<text:span text:style-name="T3"><text:line-break/><text:line-break/></text:span>在做為一個<text:span text:style-name="T3"><text:s/>"</text:span>人<text:span text:style-name="T3">" </text:span>這一點上，林義雄正直、勇敢、無私。我以前書房牆上掛著他寫的一幅書法，上面寫著兩行字：<text:span text:style-name="T3">"</text:span>無私無我，死生如一。<text:span text:style-name="T3">" </text:span>毫無疑問，他是這樣的人，配得上<text:span text:style-name="T3"><text:s/>"</text:span>無私無我<text:span text:style-name="T3">" </text:span>這四個字。<text:span text:style-name="T3"><text:line-break/><text:line-break/></text:span>至於是否死生如一，那是個宗教哲學的問題了。甘地、蘇格拉底、維根斯坦、林義雄以及賓拉登，也許還有我，似乎都相信死亡並非結束，而是另一種生存樣貌；生命就像個圓，此之盡頭，彼之開端，全在同一個點上。<text:span text:style-name="T3"><text:line-break/><text:line-break/></text:span>生前孤獨的人，免不了老想著死後的世界。死生如一，是否真是如此<text:span text:style-name="T3">(</text:span>最好是這樣啦<text:span text:style-name="T3">)</text:span>，唯天知曉。<text:span text:style-name="T3"><text:line-break/><text:line-break/></text:span>雖然我決定輪迴人間千年，但我對死後的世界，恐怕比生前還要多上一些想望。</text:p>
      <text:p text:style-name="P1">Juansum   |  2014.05.02 02:26   |   <text:a xlink:type="simple" xlink:href="http://palinfo.habago.org/Entry?Command=Information_PrintForum&amp;iPage=437#FORUM32391"><text:span text:style-name="T2">#</text:span></text:a></text:p>
      <text:p text:style-name="P3">前面網友<text:span text:style-name="T3">Anne</text:span>的留言很有趣<text:span text:style-name="T3">,</text:span>這陣子難得在電腦前笑了<text:span text:style-name="T3">.</text:span>謝謝陳醫師提供了我一片淨土<text:span text:style-name="T3">,</text:span>天天看著聽著這些言詞漂亮卻邏輯歪曲的<text:span text:style-name="T3">"</text:span>民主<text:span text:style-name="T3">"</text:span>言論<text:span text:style-name="T3">,</text:span>若表達一點不同的意見立刻就被用更可憎無理的言語鞭笞<text:span text:style-name="T3">,</text:span>讓我只能選擇在網路上孤獨的沈默<text:span text:style-name="T3">.<text:line-break/><text:line-break/></text:span>林義雄的再次出招使我很不解<text:span text:style-name="T3">,</text:span>因為從去年到今年三月反核<text:span text:style-name="T3">,</text:span>我還正納悶為什麼他消失了好久<text:span text:style-name="T3">.</text:span>同時對於這陣子以來反服貿反核四的主張者更加疑惑<text:span text:style-name="T3">,</text:span>他們究竟想把台灣帶到什麼樣的絕境<text:span text:style-name="T3">?</text:span>斷了所有的生路之後<text:span text:style-name="T3">,</text:span>讓中國不費吹灰之力的接收嗎<text:span text:style-name="T3">?</text:span>如前面陳醫師提到<text:span text:style-name="T3">,</text:span>這些親綠者對中國其實更親近<text:span text:style-name="T3">,</text:span>難不成<text:span text:style-name="T3">"</text:span>愛台灣<text:span text:style-name="T3">"</text:span>只是口號<text:span text:style-name="T3">,</text:span>最終的目的卻是<text:span text:style-name="T3">"</text:span>回大陸<text:span text:style-name="T3">"?</text:span>我不知道當初林義雄痛恨國民黨<text:span text:style-name="T3">,</text:span>是否曾試圖聯合共產黨來打擊主要敵人<text:span text:style-name="T3">.</text:span>這只是我妄自揣測<text:span text:style-name="T3">,</text:span>但如果是可能的<text:span text:style-name="T3">,</text:span>今天這些被煽惑的群眾不過是被利用來壯大聲勢的棋子<text:span text:style-name="T3">,</text:span>也未免太可怕了<text:span text:style-name="T3">.<text:line-break/><text:line-break/></text:span>最近重讀<text:span text:style-name="T3">Eric Hoffer</text:span>在<text:span text:style-name="T3">60</text:span>年前寫的<text:span text:style-name="T3">"</text:span>狂熱份子<text:span text:style-name="T3">:</text:span>群眾運動聖經<text:span text:style-name="T3">",</text:span>真是經典<text:span text:style-name="T3">,</text:span>對比現在的情況就比較能釋懷了<text:span text:style-name="T3">,</text:span>放在歷史的脈絡來看<text:span text:style-name="T3">,</text:span>人性的缺陷永遠是野心家最好的使力點<text:span text:style-name="T3">.</text:span></text:p>
      <text:p text:style-name="P1"><text:span text:style-name="T1">陳真</text:span><text:s/>  |  2014.05.02 01:38   |   <text:a xlink:type="simple" xlink:href="http://palinfo.habago.org/Entry?Command=Information_PrintForum&amp;iPage=437#FORUM32390"><text:span text:style-name="T2">#</text:span></text:a></text:p>
      <text:p text:style-name="P4">馬政府早在林義雄去醫院進行所謂調養之前，就已決定停工。但林義雄不表態，天聽難測，很神祕，如神一般；一會祭祖，一會清空所有衣物並請底下小李子代為對外發言說禁食仍持續中，因為林依舊不滿國民黨的停工決定。<text:span text:style-name="T3"><text:line-break/><text:line-break/></text:span>就連第一手消息非常靈通的民進黨國安會副祕長司馬文武<text:span text:style-name="T3">(</text:span>即江春男<text:span text:style-name="T3">)</text:span>都斷言林義雄正準備<text:span text:style-name="T3"><text:s/>"</text:span>殉道<text:span text:style-name="T3">"(</text:span>殉啥道？<text:span text:style-name="T3">)</text:span>。<text:span text:style-name="T3"><text:line-break/><text:line-break/></text:span>大家依此判斷，林義雄顯然對核四停工還是很不爽<text:span text:style-name="T3">(</text:span>我想不通不爽什麼<text:span text:style-name="T3">)</text:span>，估計核四光無限期停工還不夠，也許應該把核電廠炸毀永絕後患才甘心。<text:span text:style-name="T3"><text:line-break/><text:line-break/></text:span>於是，你看，民進黨及其一票同路人和反核團體，便也跟著大表不滿，玩起文字遊戲，堅持光停工還不夠，一定要<text:span text:style-name="T3"><text:s/>"</text:span>立即廢核<text:span text:style-name="T3">"(</text:span>怎麼個廢法，實在很抽象<text:span text:style-name="T3">)</text:span>，甚至以此為藉口進一步擴大衝突。<text:span text:style-name="T3"><text:line-break/><text:line-break/></text:span>可是，林義雄在醫院神祕地調養了幾天後，竟然又出面宣佈反核四目標已經達成，禁食結束。於是，一瞬間，大家便也跟著改口表欣慰，慶祝反核成功。<text:span text:style-name="T3"><text:line-break/><text:line-break/></text:span>各位不覺得這很荒唐嗎？反核四有沒有成功，竟然要等一個人神神祕祕地過幾天宣布成功之後，大家才說成功。當他釋放不滿核四停工的訊息時，大家就也跟著不滿。這是什麼樣的一種群眾？整天喊一些噁心到爆的什麼公民公民公民的，竟然低能反智到這種地步、幾乎毫無個人意志與絲毫思維能力。<text:span text:style-name="T3"><text:line-break/><text:line-break/></text:span>如果今天是兩軍交戰，這麼乖、這麼沒大腦的孤臣孽子，也許很適合呼喚指揮來打仗，可是，台灣現在是處於內戰狀態嗎？對林義雄及其綠營同路人而言，答案顯然是肯定的。你看他向來講話，或看他最近的停止禁食聲明，開宗明義就是寫著<text:span text:style-name="T3">: "</text:span>感謝台灣人<text:span text:style-name="T3">"</text:span>。<text:span text:style-name="T3"><text:line-break/><text:line-break/></text:span>這個所謂<text:span text:style-name="T3"><text:s/>"</text:span>台灣人<text:span text:style-name="T3">"</text:span>，當然就是相對於<text:span text:style-name="T3">"</text:span>不是台灣人<text:span text:style-name="T3">"</text:span>，或者說<text:span text:style-name="T3"><text:s/>"</text:span>我們台灣人<text:span text:style-name="T3">" </text:span>相對於<text:span text:style-name="T3"><text:s/>"</text:span>他們中國人<text:span text:style-name="T3">"</text:span>。<text:span text:style-name="T3"><text:line-break/><text:line-break/></text:span>你能不能想像比方說在法國，法國核電廠密度全世界最高，跑出一個人，很愛鄉愛國<text:span text:style-name="T3">(</text:span>我們<text:span text:style-name="T3"><text:s/>"</text:span>正統法國人<text:span text:style-name="T3">" </text:span>的法國<text:span text:style-name="T3">)</text:span>，很無私，決定禁食至死來反核一核二到核三十九，統統都要反。不順我意，我便以死明志。<text:span text:style-name="T3"><text:line-break/><text:line-break/></text:span>感人是很感人。但你能不能進一步想像，當法國政府很怕他死掉，被迫只好違反民主程序宣佈無限期停工時，大夥竟然還得等著這位禁食人士出來表示對於無限期停工滿不滿意，然後才知道這樣算不算反核成功。<text:span text:style-name="T3"><text:line-break/><text:line-break/></text:span>好吧，就算你很有想像力，連這麼荒謬的事也能想像，那你有沒有辦法想像，這位神祕莫測的法國禁食人士幾天後終於露面，竟發表聲明說：<text:span text:style-name="T3">"</text:span>感謝法國人<text:span text:style-name="T3">"</text:span>。<text:span text:style-name="T3"><text:line-break/><text:line-break/></text:span>如果你連這樣也能想像，那就太不誠實了。感謝法國人不就等於感謝法國全部的國民？可是，哪有全部法國人都要反核？在法國有可能發生這樣的事？講這樣奇怪的話而不會讓人一頭霧水<text:span text:style-name="T3">"</text:span>他究竟是在感謝誰啊？<text:span text:style-name="T3">"<text:line-break/><text:line-break/></text:span>當一個人講出奇怪的這樣一些話<text:span text:style-name="T3">(</text:span>感謝台灣人<text:span text:style-name="T3">)</text:span>時，就算再笨也該聽明白，這只是綠營一貫的經典台詞。所謂台灣人，當然不包括馬英九，不包括藍營人士，不包括支持核電者，當然也不包括哈巴狗電台董事長<text:span text:style-name="T3">(</text:span>雖然董事長這回甘為鷹犬，為救他一命，不惜絞盡腦汁發揮文學天份，努力瞎掰一些應該救他的理由<text:span text:style-name="T3">)</text:span>。<text:span text:style-name="T3"><text:line-break/><text:line-break/></text:span>上述所有這些人，依林義雄及綠營向來的邏輯，都不能算是<text:span text:style-name="T3"><text:s/>"</text:span>真正的<text:span text:style-name="T3">" </text:span>台灣人，因為他們選錯黨，支持錯了各種政策，所以不愛台灣；既然不愛台灣，當然就不是台灣人，甚且是共匪同路人。<text:span text:style-name="T3"><text:line-break/><text:line-break/></text:span>我平常很厭惡人家跟我討論或問我有關綠營或其尾巴團體尾巴人士所炒作的任何議題，因為這有什麼好問？何必這樣裝模作樣，問得好像他們所炒作之議題裏頭真的有什麼道理在似的。這真是在侮辱我的基本智商。<text:span text:style-name="T3"><text:line-break/><text:line-break/></text:span>藉著造謠抹黑捏造扭曲虛構瞎掰加上各種抗爭攻擊騷擾等等綠衛兵手段，藉以反紅<text:span text:style-name="T3">(</text:span>中國<text:span text:style-name="T3">)</text:span>及反藍<text:span text:style-name="T3">(</text:span>國民黨<text:span text:style-name="T3">)</text:span>，目標無非就是奪取選票與政權。<text:span text:style-name="T3"><text:line-break/><text:line-break/></text:span>從來所有的一切的一切所謂議題，不就都是這樣嗎？那些議題<text:span text:style-name="T3"><text:s/>"</text:span>本身<text:span text:style-name="T3">"</text:span>，哪裏是他們關注的重點；他們真正關注的無非就是反中反藍反馬這三件事。<text:span text:style-name="T3"><text:line-break/><text:line-break/></text:span>依這三反，做為一種座標，建構出一套黨國藍圖：黨國裏住著兩群人，一群是<text:span text:style-name="T3"><text:s/>"</text:span>我們<text:span text:style-name="T3">" "</text:span>真正的台灣人<text:span text:style-name="T3">"</text:span>，而另一群則是其心可誅之異己，簡單說就是敵人，與對岸的共匪隔海唱和，私通有無。<text:span text:style-name="T3"><text:line-break/><text:line-break/></text:span>當敵人當權時，哪還有什麼民主？當然什麼都要攻擊、反對；只要能傷害敵人及其支持者，用再齷齪的手段也都很光榮。<text:span text:style-name="T3"><text:line-break/><text:line-break/></text:span>相反地，當我方當權時，容或有點小差池或貪贓枉法，也一樣還是我方人員，不許敵人說三道四。就算貪污，那也是<text:span text:style-name="T3"><text:s/>"</text:span>我們家<text:span text:style-name="T3">" </text:span>的事，不用你管，否則就是司法迫害。<text:span text:style-name="T3"><text:line-break/><text:line-break/></text:span>你看，林義雄那篇<text:span text:style-name="T3"><text:s/>"</text:span>感謝台灣人<text:span text:style-name="T3">" </text:span>的停止禁食聲明，不就是一篇相當典型的<text:span text:style-name="T3"><text:s/>"</text:span>內戰<text:span text:style-name="T3">" </text:span>宣言，寫給我方人員<text:span text:style-name="T3">( "</text:span>台灣人<text:span text:style-name="T3">") </text:span>看的，教導如何跟敵人作戰。<text:span text:style-name="T3"><text:line-break/><text:line-break/></text:span>我的看法是：這是一群沒法過或不願意過民主生活與現代文明生活的人。他們滿腦子都是敵人的蹤影，幹起事來就依循著這樣一種敵我二分的基本命題，順我者昌，逆我者亡。<text:span text:style-name="T3"><text:line-break/><text:line-break/></text:span>簡單說，這其實就是一種內戰，只差還沒動用到槍砲，但本質全屬鬥爭，絲毫無關民主，更無一絲理性可言。<text:span text:style-name="T3"><text:line-break/><text:line-break/></text:span>因此，當你覺得，<text:span text:style-name="T3">"</text:span>咦？你怎麼早上講這樣，下午又講那樣<text:span text:style-name="T3">? </text:span>前後矛盾。<text:span text:style-name="T3">" </text:span>其實，一點矛盾也沒有。矛盾只會出現在同一範疇的<text:span text:style-name="T3"><text:s/>"</text:span>理性體系<text:span text:style-name="T3">" </text:span>下，當人群分敵我時，我方的<text:span text:style-name="T3">"</text:span>理性體系<text:span text:style-name="T3">" </text:span>跟敵方的<text:span text:style-name="T3"><text:s/>"</text:span>理性體系<text:span text:style-name="T3">" </text:span>自然是完全兩回事而無絲毫矛盾可言。<text:span text:style-name="T3"><text:line-break/><text:line-break/></text:span>我曾受人之託，花了幾天，在一本書上寫過一篇上萬字文章。我那文章所要表明的無非就是：<text:span text:style-name="T3"><text:line-break/><text:line-break/></text:span>當你聽到有人說三加五等於十四時，可別急著憤怒，這樣一種維根斯坦所謂的<text:span text:style-name="T3"><text:s/>"</text:span>數學家的憤怒<text:span text:style-name="T3">"</text:span>，依我看，很難套用在政治這場<text:span text:style-name="T3"><text:s/>"</text:span>語言遊戲<text:span text:style-name="T3">" </text:span>中。為什麼？因為理性體系不同，簡直連加減乘除都能走樣。<text:span text:style-name="T3"><text:line-break/><text:line-break/></text:span>那文章我不懂得怎麼貼，因為裏頭有大量註解，但也許網路上找得到，該書是心靈出版社。這裏能買到：<text:span text:style-name="T3"><text:line-break/><text:line-break/>http://www.books.com.tw/products/0010496266<text:line-break/><text:line-break/></text:span>不過，那是一篇研討會論文，讀起來比較無趣。那些道理，其實毫無難度，也許連三歲小孩都能懂，至於大人們懂不懂，我反倒沒把握了。</text:p>
      <text:p text:style-name="P1"><text:span text:style-name="T1">林淑芬</text:span><text:s/>  |  2014.05.02 00:15   |   <text:a xlink:type="simple" xlink:href="http://palinfo.habago.org/Entry?Command=Information_PrintForum&amp;iPage=437#FORUM32389"><text:span text:style-name="T2">#</text:span></text:a></text:p>
      <text:p text:style-name="P3">有兩個小小的疑惑，若不覺得太反智請巴勒網的朋友解答。第一惑，請問<text:span text:style-name="T3">spam</text:span>的百分比是如何計算出來的？以前念大學時，有一門西洋文學史，教授給分的標準凡是女生都從<text:span text:style-name="T3">80</text:span>分起跳，男生則是<text:span text:style-name="T3">60</text:span>分。據我觀察，本網好像女士的發言<text:span text:style-name="T3">spam</text:span>的百分比皆為<text:span text:style-name="T3">0%</text:span>，男士則巴勒之會友皆然。我一直在尋找造成高程度<text:span text:style-name="T3">spam</text:span>的關鍵字，但不怎麼靈光的腦袋就是看不出端倪。另外就是，時間軸是否不太正確呢？<text:span text:style-name="T3"><text:line-break/></text:span>我只是想把疑惑寫出來，既沒深奧的思想也沒敏銳的政治觀察力可分享，沒人想回答也沒問題。</text:p>
      <text:p text:style-name="P1">ANNE AN (<text:span text:style-name="T1">真實姓名</text:span>)   |  2014.05.01 22:45   |   <text:a xlink:type="simple" xlink:href="http://palinfo.habago.org/Entry?Command=Information_PrintForum&amp;iPage=437#FORUM32388"><text:span text:style-name="T2">#</text:span></text:a></text:p>
      <text:p text:style-name="P4">每次宿舍搬家時，都要與室友討論，是否這次我們不要裝第四台了呢<text:span text:style-name="T3">?</text:span>第四台是個很浪費時間的東西。尤其是轉來轉去語不驚人死不休的政論節目。雖說選台器在你手上呀<text:span text:style-name="T3">!..............<text:line-break/></text:span>有一年時間住在赤道雨林的小村<text:span text:style-name="T3">(</text:span>蘇門答臘北干巴魯那一帶<text:span text:style-name="T3">)</text:span>，赤道天氣很熱，如果不是自己烹飪，只能去村中小吃攤覓食。赤道的人都吃得極辣。小吃攤擺個透明玻璃兩層小櫃，層板上有很多小盆子整齊排列的菜。小販拿出一張香蕉葉<text:span text:style-name="T3">(</text:span>那是便當盒<text:span text:style-name="T3">)</text:span>，抓上一把飯在香蕉葉上面<text:span text:style-name="T3">(</text:span>印尼是用手抓食物的<text:span text:style-name="T3">)</text:span>，然後小販瞪著眼睛看著我，我必須在約十二個小菜盆中選一樣菜<text:span text:style-name="T3">(</text:span>那裏沒有一主菜三副菜這種事，一個便當就是一把飯與一個菜<text:span text:style-name="T3">)</text:span>，但問題就是那十二盆菜。每一盆都長得一樣。<text:span text:style-name="T3"><text:line-break/></text:span>顏色是褐黃色的，形狀全部是半固體，糊糊的。每盆菜上方都隱隱閃著些許紅色的油光<text:span text:style-name="T3">(</text:span>絕對辣翻天<text:span text:style-name="T3">)…..</text:span>災難還不止於此<text:span text:style-name="T3">…..</text:span>如果我可以說我的<text:span text:style-name="T3">OS(</text:span>心聲<text:span text:style-name="T3">)(</text:span>請真主原諒我，我先道歉一萬遍。回教徒請不要追殺我，我不是要對回教國家的食物不敬。<text:span text:style-name="T3">)<text:line-break/></text:span>那每個小塘磁盆中，黃褐色<text:span text:style-name="T3">….</text:span>半固體<text:span text:style-name="T3">….</text:span>糊糊的<text:span text:style-name="T3">….</text:span>在我看來，真的很像大便。小販瞪視著我<text:span text:style-name="T3">(</text:span>難到選個主菜這麼難嗎<text:span text:style-name="T3">?)…….(</text:span>每一盤都是我親手煮的，選哪一個都好吃<text:span text:style-name="T3">)</text:span>那與小販對峙的幾分鐘像幾年那樣長，有種想死的感覺，如何在十二盆看起來像大便的食物中選一個呢<text:span text:style-name="T3">?<text:line-break/></text:span>宿舍中每隔一陣子就會發生的討論<text:span text:style-name="T3">”</text:span>要不要裝第四台<text:span text:style-name="T3">”</text:span>或要不要廢第四台<text:span text:style-name="T3">?<text:line-break/></text:span>每次都有室友嗆我說<text:span text:style-name="T3">:</text:span>選台器在妳手上呀<text:span text:style-name="T3">! </text:span>一百多台呀<text:span text:style-name="T3">!</text:span>選你愛看的還難嗎<text:span text:style-name="T3">?</text:span>妳有選擇的自由呀<text:span text:style-name="T3">!<text:line-break/></text:span>不知怎麼我都會想起雨林小吃攤那十二小盆黃褐色的物體<text:span text:style-name="T3">……….<text:line-break/>PS:</text:span>請千萬要赦免我的罪，我自己親手煮的咖哩，我自己看起來也很像大便。<text:span text:style-name="T3"><text:line-break/>PPS:</text:span>請無論如何一定要原諒我，寬恕我這該死的妄念<text:span text:style-name="T3">…..</text:span>幾次選舉的時候，看著選票上整排的候選人<text:span text:style-name="T3">…….</text:span>腦袋竟也忍不住浮起那一幕</text:p>
      <text:p text:style-name="P1">ching   |  2014.05.01 21:29   |   <text:a xlink:type="simple" xlink:href="http://palinfo.habago.org/Entry?Command=Information_PrintForum&amp;iPage=437#FORUM32387"><text:span text:style-name="T2">#</text:span></text:a></text:p>
      <text:p text:style-name="P3">為什麼要一天到晚抗爭呢<text:span text:style-name="T3">?</text:span>直接好好選立委<text:span text:style-name="T3">,</text:span>選出適才適任的政治人物<text:span text:style-name="T3">,</text:span>讓他們去立法執政監督<text:span text:style-name="T3">,</text:span>或者是進行選舉制度改革<text:span text:style-name="T3">,</text:span>要修憲也無妨<text:span text:style-name="T3">,</text:span>但是<text:span text:style-name="T3">,</text:span>到底是要一直抗爭什麼呢<text:span text:style-name="T3">?</text:span>組織盲目的群眾運動<text:span text:style-name="T3">,</text:span>後果之鉅<text:span text:style-name="T3">,</text:span>無人可以負責<text:span text:style-name="T3">.<text:line-break/>______________________________<text:line-break/><text:line-break/></text:span>二、以下列活動，實地鍛鍊抗爭能力：<text:span text:style-name="T3"><text:line-break/><text:line-break/>1.</text:span>要求立法院補正「公民投票法」：包括提案連署門檻過高、投票結果計算不合理、審議委員會的設置<text:span text:style-name="T3">……</text:span>等等。<text:span text:style-name="T3"><text:line-break/><text:line-break/>2.</text:span>阻止立法院通過「自由經濟示範區特別條例」。<text:span text:style-name="T3"><text:line-break/><text:line-break/>3.</text:span>召開全國「公民憲政會議」，推動修憲。<text:span text:style-name="T3"><text:line-break/><text:line-break/>4.</text:span>在今年的七合一選舉和來年的立委、總統選舉時，要求候選人承諾促成非核家園。<text:span text:style-name="T3"><text:line-break/><text:line-break/>5.……</text:span>等。</text:p>
      <text:p text:style-name="P1"><text:span text:style-name="T1">孫從輔</text:span><text:s/>  |  2014.05.01 14:30   |   <text:a xlink:type="simple" xlink:href="http://palinfo.habago.org/Entry?Command=Information_PrintForum&amp;iPage=437#FORUM32386"><text:span text:style-name="T2">#</text:span></text:a></text:p>
      <text:p text:style-name="P4">一個人的言論要有一致性，才有拿來檢視與討論的價值。該言論可有道德層次的高低，如主張捨己為人或損人利己，可為普世的，如反對核子戰爭，或侷域的，如反對某核能電廠。這都無所謂，重要的是要能通過一致性檢驗，否則下午的言論和早上矛盾，任何有邏緝思考的人光是吸收這些，恐怕都無法避免腦筋混亂，更不用說要消化思考了。<text:span text:style-name="T3"><text:s/></text:span>當然，過去的言論和如今不同也是可能的，此時必須把昨非而今是的理由交待清楚，一併讓人檢視。<text:span text:style-name="T3"><text:line-break/><text:line-break/></text:span>對於言論充滿矛盾的人，我們可以合理推論此人大腦一片混亂，或者智力不足以自我進行一致性檢驗。然而，另一個駭人的可能性為，此人的實主張是不能說，不願說，或不堪說的，因而要用各種的虛論述來包裝之，調味之，才能讓人嚥得下口。內容物仍是一致，但裝飾品是虛，其一致性也就不那麼重要了。對於此種人，我們必須有更多的証據和更深層的思考，才能看透其本質。<text:span text:style-name="T3"><text:line-break/><text:line-break/></text:span>林義雄先生原以一己肉身的受苦來訴求他個人停建核四的主張，然而在其停止禁食聲明裡，卻再也不提己身，反而強調「人民力量的培養」，要群眾「實地鍛鍊抗爭能力」。其主張也節外伸枝到「自由經濟示範區特別條例」、「公民憲政會議」等等。如此不一致的言論，到底是來自其思考混亂，還是僅為包裝另一個真實目的的藉口，有待我們繼續觀之。</text:p>
      <text:p text:style-name="P1"><text:span text:style-name="T1">王修亮</text:span><text:s/>  |  2014.05.01 11:57   |   <text:a xlink:type="simple" xlink:href="http://palinfo.habago.org/Entry?Command=Information_PrintForum&amp;iPage=437#FORUM32385"><text:span text:style-name="T2">#</text:span></text:a></text:p>
      <text:p text:style-name="P3">淑芬，握握手，我上星期發現這裡之後，也每天泡茶看幾頁。台灣人生真是太<text:span text:style-name="T3">XX</text:span>了，來這呼吸點氧氣，免除憋死的危機。<text:span text:style-name="T3"><text:line-break/></text:span>民主的各種戲碼是不可能冷場斷絕的。看山看海之餘也得看點文。倒是越老越不敢看好電影，必然看到雙眼酸澀，心如刀割。即使是喜劇，背後都充斥著巨大的悲哀啊<text:span text:style-name="T3">!</text:span></text:p>
      <text:p text:style-name="P1"><text:span text:style-name="T1">林淑芬</text:span><text:s/>  |  2014.05.01 03:10   |   <text:a xlink:type="simple" xlink:href="http://palinfo.habago.org/Entry?Command=Information_PrintForum&amp;iPage=437#FORUM32383"><text:span text:style-name="T2">#</text:span></text:a></text:p>
      <text:p text:style-name="P4">剛剛看了<text:span text:style-name="T3">page 57</text:span>有關看診的描繪，太爆笑了。不好意思，把我的快樂建築在你的無奈上。真的，<text:span text:style-name="T3">You really make my night!</text:span>最近每晚都會看幾頁你之前的文章，謝謝你。</text:p>
      <text:p text:style-name="P5"/>
      <text:p text:style-name="P1"><text:span text:style-name="T1">陳真</text:span><text:s/>  |  2014.05.01 02:05   |   <text:a xlink:type="simple" xlink:href="http://palinfo.habago.org/Entry?Command=Information_PrintForum&amp;iPage=438#FORUM32382"><text:span text:style-name="T2">#</text:span></text:a></text:p>
      <text:p text:style-name="P4">底下是剛剛看到的。我看事情還沒了。因為，皇上指示大家下回應該<text:span text:style-name="T3"><text:s/>"</text:span>阻止立法院通過「自由經濟示範區特別條例」。<text:span text:style-name="T3">" </text:span>真可怕，連這東西也要阻止。我實在不明白，這些人為什麼要一再阻擋各種對於台灣非常有利的政策？<text:span text:style-name="T3"><text:line-break/><text:line-break/></text:span>就算有人發神經，硬是對這些良好政策不爽，那也很<text:span text:style-name="T3"><text:s/>ok</text:span>，那就講出一些道理來讓大家評評理，好做個比較，憑什麼就是不願依照民主規則來進行角力，而總是要強迫大家一定都要聽我的，否則就是台灣人的公敵、民主的罪人等等一堆大帽子就會扣到你頭上來，否則就要鬧得你整個國家社會雞犬不寧。<text:span text:style-name="T3"><text:line-break/><text:line-break/></text:span>我雖命運多舛，但生性樂觀，很能忍受各種心靈刑求、精神虐待，卻也實在有點快受不了了，真的快受不了這種反智蠻橫、好像完全沒法適應民主生活的這樣一種主流惡勢力。媽的，我是不是在做夢？真不敢相信我的眼睛。<text:span text:style-name="T3"><text:line-break/><text:line-break/></text:span>陳真<text:span text:style-name="T3"><text:line-break/><text:line-break/>================<text:line-break/></text:span>林義雄發表停止禁食聲明<text:span text:style-name="T3"><text:line-break/>By </text:span>政治組<text:span text:style-name="T3"><text:line-break/><text:line-break/></text:span>台灣英文新聞<text:span text:style-name="T3"><text:s/></text:span>記者<text:span text:style-name="T3"> <text:line-break/>2014-04-30 <text:line-break/><text:line-break/></text:span>前民進黨主席林義雄<text:span text:style-name="T3">30</text:span>日宣布停止禁食，並預定再周五離開台大醫院。他下午透過網站發表「感謝你！台灣人！為停止禁食敬告親友」的公開信，信中並指出，掌權者首度在民意壓力下宣佈「核四全面停工」作為回應，卻又心不甘、情不願地大玩「停工」不是「停建」的文字遊戲，企圖迴避立院監督、留下伺機續建的伏筆。<text:span text:style-name="T3"><text:line-break/><text:line-break/></text:span>他說，對這樣的掌權者，我們實在不必妄想他能作出什麼符合台灣民意的好事。我們必須努力的是，阻擋他繼續戕害台灣的民主，出賣台灣的主權。<text:span text:style-name="T3"><text:line-break/><text:line-break/></text:span>林義雄停止禁食聲明<text:span text:style-name="T3"><text:line-break/><text:line-break/></text:span>敬愛的親友：<text:span text:style-name="T3"><text:line-break/><text:line-break/></text:span>義雄自四月十五日宣布禁食、懇請台灣人民「採取各種積極有力的方法，共同來敦促權責機關『停建核四』」以來，半個月中，全國各地成千上萬、識與不識的親友，都熱烈地給予關懷和聲援，甚至為我的健康而憂心。<text:span text:style-name="T3"><text:line-break/><text:line-break/></text:span>廢核團體、公民社團更竭盡全力舉辦各種活動，也獲得許許多多新一代公民積極參與，甚至堅毅地承受國家暴力的兇殘對待，只為了展示強烈的停建核四意願。<text:span text:style-name="T3"><text:line-break/><text:line-break/></text:span>政治團體也不落人後，民進黨蘇主席四處奔波，尋求停建核四方案的共識；國民黨內的良知之士，也以言詞或行動呼應反核四的訴求。這一切愛護鄉土的熱忱以及對我的關愛，使義雄深深感動和感激。<text:span text:style-name="T3"><text:line-break/><text:line-break/></text:span>面對這廣大、前所未見的「停建核四」的呼聲，當今的掌權者首度在民意壓力下宣佈「核四全面停工」作為回應，這可以說是反核運動的一個階段性成果。但掌權者卻又心不甘、情不願地大玩「停工」不是「停建」的文字遊戲，企圖迴避立院監督、留下伺機續建的伏筆。<text:span text:style-name="T3"><text:line-break/><text:line-break/></text:span>對「落實民主」的訴求，則以拒修公投法橫加蔑視，其冥頑不靈的程度，更使我們明白：廣大人民持續的、堅定的抗爭，已是未來唯一的道路。<text:span text:style-name="T3"><text:line-break/><text:line-break/></text:span>從服貿到核四，掌權者的所作所為，都遭致公民社會的強大反抗，甚至鄙夷不屑。任何稍具政治觀察力的人，都可以看出當今掌權者，只是一個僅有少數扈從、處處與民為敵的獨夫。<text:span text:style-name="T3"><text:line-break/><text:line-break/></text:span>對這樣的掌權者，我們實在不必妄想他能作出什麼符合台灣民意的好事。我們必須努力的是，阻擋他繼續戕害台灣的民主，出賣台灣的主權。<text:span text:style-name="T3"><text:line-break/><text:line-break/></text:span>近幾個月的各種抗爭行動，可以看出台灣人民已經普遍覺醒。如果能將這覺醒，以有效的組織和適當的方法加予鍛鍊，就能增進人民的主人意識，提高大眾抗爭的能力，成為一股沛然莫之能禦的人民力量。有了這股力量，當今掌權者的伎倆將無所施展，更可確保未來台灣不會再出現藐視民意的獨裁者。<text:span text:style-name="T3"><text:line-break/><text:line-break/></text:span>人民力量的培養，需要決心、意志和勇氣，也必然會犧牲個人的時間、精神和私慾享受。這當然是漫長而艱辛的一條長路，但在近期中，我們可以努力做好以下二件事：<text:span text:style-name="T3"><text:line-break/><text:line-break/></text:span>一、用心花時間和精神，鍛鍊自己的抗爭能力：與有心捍衛台灣民主和主權的人民積極互動，一起砥礪心志、切磋抗爭方法、培養互信與感情，俾具備更強的能力，來做更有效的抗爭行動。<text:span text:style-name="T3"><text:line-break/><text:line-break/></text:span>二、以下列活動，實地鍛鍊抗爭能力：<text:span text:style-name="T3"><text:line-break/><text:line-break/>1.</text:span>要求立法院補正「公民投票法」：包括提案連署門檻過高、投票結果計算不合理、審議委員會的設置<text:span text:style-name="T3">……</text:span>等等。<text:span text:style-name="T3"><text:line-break/><text:line-break/>2.</text:span>阻止立法院通過「自由經濟示範區特別條例」。<text:span text:style-name="T3"><text:line-break/><text:line-break/>3.</text:span>召開全國「公民憲政會議」，推動修憲。<text:span text:style-name="T3"><text:line-break/><text:line-break/>4.</text:span>在今年的七合一選舉和來年的立委、總統選舉時，要求候選人承諾促成非核家園。<text:span text:style-name="T3"><text:line-break/><text:line-break/>5.……</text:span>等。<text:span text:style-name="T3"><text:line-break/><text:line-break/></text:span>核四既已決定停工，只要不再復工，那麼「停建核四」已不是議題，反核人士大可進一步致力於核一、二、三廠的準時除役；熱愛台灣的廣大人民更應專注於台灣民主及主權的維護。<text:span text:style-name="T3"><text:line-break/><text:line-break/></text:span>義雄對於當今的掌權者本無任何期待，因此不屑對他有任何請求。所以禁食的目的是在「懇請台灣人民以積極有力的方法」展現力量。<text:span text:style-name="T3"><text:line-break/><text:line-break/></text:span>半個月來，台灣人民的優異表現，已屬空前未有，實在使人感動和激賞，更使義雄深深感激。為了回應台灣人民的真摯關愛，義雄決定停止禁食，並誓願以餘生與台灣人民共同盡力維護台灣的民主和主權，並在其再現危機時，奉獻一切，與所有台灣人民共同奮鬥。<text:span text:style-name="T3"><text:line-break/><text:line-break/></text:span>再一次感謝親友的關愛和支援。<text:span text:style-name="T3"><text:line-break/><text:line-break/></text:span>敬祝<text:span text:style-name="T3"><text:line-break/><text:line-break/></text:span>平安<text:span text:style-name="T3"><text:line-break/><text:line-break/></text:span>林義雄<text:span text:style-name="T3"><text:s/></text:span>敬上<text:span text:style-name="T3"><text:line-break/><text:line-break/>2014.04.30</text:span></text:p>
      <text:p text:style-name="P1"><text:span text:style-name="T1">陳真</text:span><text:s/>  |  2014.05.01 01:36   |   <text:a xlink:type="simple" xlink:href="http://palinfo.habago.org/Entry?Command=Information_PrintForum&amp;iPage=438#FORUM32381"><text:span text:style-name="T2">#</text:span></text:a></text:p>
      <text:p text:style-name="P3">警報解除，痛苦才剛要開始呢。不過，還是應該普天同慶一番，以賀吾皇萬歲，龍體安康，此乃社稷萬民之福啊。<text:span text:style-name="T3"><text:line-break/><text:line-break/></text:span>愛看書的看書，愛看海的看海，喜歡幹什麼的就去幹什麼，親山近水的就去親山近水，國家事就管它娘了。<text:span text:style-name="T3"><text:line-break/><text:line-break/></text:span>各位新來的貴賓，解散了，各位回家吧，猴戲演完了。<text:span text:style-name="T3"><text:line-break/><text:line-break/></text:span>做為一名親影學者<text:span text:style-name="T3">(</text:span>電影的影<text:span text:style-name="T3">)</text:span>，順便告訴南部同志們一個好消息。沙林傑<text:span text:style-name="T3">(Salinger)</text:span>在高雄電影圖書館上映，還有三、四場的機會：<text:span text:style-name="T3"><text:line-break/><text:line-break/>http://www.atmovies.com.tw/showtime/theater_t07726_a07.html<text:line-break/><text:line-break/></text:span>不過，喜歡邊看電影邊吃東西、沒水準的混蛋們可要失望了。這館是不許帶食物或飲料進場的。<text:span text:style-name="T3"><text:line-break/><text:line-break/></text:span>上個月，特地跑台北看過<text:span text:style-name="T3"><text:s/>"</text:span>沙林傑<text:span text:style-name="T3">"</text:span>，近日打算再去高雄複習一遍。怕沒座位，今天先去買票。各位買票時務必注意咬字發音要清楚。<text:span text:style-name="T3"><text:line-break/><text:line-break/>"</text:span>小姐妳好，我要買沙林傑。<text:span text:style-name="T3">"<text:line-break/><text:line-break/>(</text:span>售票小姐開始搜尋年代售票系統<text:span text:style-name="T3">)"</text:span>殺人結？殺人的殺，殺人的人。好，然後呢？哪個結？<text:span text:style-name="T3">"<text:line-break/><text:line-break/>"</text:span>不對，是沙子的沙。<text:span text:style-name="T3">"<text:line-break/><text:line-break/>"</text:span>好，沙子的沙，殺人的人？<text:span text:style-name="T3">"<text:line-break/><text:line-break/>"</text:span>不對不對，沒有要殺人，是沙林。<text:span text:style-name="T3">"<text:line-break/><text:line-break/>"</text:span>好，沙林結。對不起，沒有這部片<text:span text:style-name="T3">"</text:span>。<text:span text:style-name="T3"><text:line-break/><text:line-break/>"</text:span>有這部片啊。<text:span text:style-name="T3">"<text:line-break/><text:line-break/>"</text:span>系統找不到<text:span text:style-name="T3">"</text:span>。<text:span text:style-name="T3"><text:line-break/><text:line-break/>"</text:span>妳有沒有打錯？是沙林傑，傑出的傑<text:span text:style-name="T3">"</text:span>。<text:span text:style-name="T3"><text:line-break/><text:line-break/>"</text:span>殺人的殺，傑出的傑。<text:span text:style-name="T3">"<text:line-break/><text:line-break/>"</text:span>不是殺人，是沙林，樹林的林。<text:span text:style-name="T3">"</text:span>。<text:span text:style-name="T3"><text:line-break/><text:line-break/>"</text:span>喔，是沙林不是殺人傑啊。<text:span text:style-name="T3">"<text:line-break/><text:line-break/></text:span>售票小姐與我相視而笑，給我一個甜美笑容，我也立即毫不吝嗇地回報一個迷死人的微笑。不過，根據佛洛伊德的潛抑理論，這小姐顯然有企圖殺人的嚴重心理傾向。這也反映了俺這陣子的心情，相信也反映了很多人的心情。當人陷入一種口不能言、理不得施的困境，暴力的念頭就會萌芽。<text:span text:style-name="T3"><text:line-break/><text:line-break/></text:span>台灣社會，經過這段時間的摧殘<text:span text:style-name="T3">(</text:span>依林義雄的說法是：台灣人終於覺醒<text:span text:style-name="T3">)</text:span>，理字更難寫了，只能盡量謹言慎行，無語問天。要真不行，就學大夥高喊兩句民主口號，痛罵一下萬惡獨裁血腥殘忍的馬英九。</text:p>
      <text:p text:style-name="P1"><text:span text:style-name="T1">陳真</text:span><text:s/>  |  2014.05.01 00:51   |   <text:a xlink:type="simple" xlink:href="http://palinfo.habago.org/Entry?Command=Information_PrintForum&amp;iPage=438#FORUM32380"><text:span text:style-name="T2">#</text:span></text:a></text:p>
      <text:p text:style-name="P4"><text:span text:style-name="T3">Anne,<text:line-break/><text:line-break/></text:span>你寫的，除了第一行前面那幾句之外，其它都很好，很<text:span text:style-name="T3">poetic</text:span>；滾回大陸<text:span text:style-name="T3">(</text:span>路<text:span text:style-name="T3">)</text:span>去很好笑。</text:p>
      <text:p text:style-name="P1"><text:span text:style-name="T1">陳真</text:span><text:s/>  |  2014.05.01 00:32   |   <text:a xlink:type="simple" xlink:href="http://palinfo.habago.org/Entry?Command=Information_PrintForum&amp;iPage=438#FORUM32379"><text:span text:style-name="T2">#</text:span></text:a></text:p>
      <text:p text:style-name="P3">翼君，<text:span text:style-name="T3"><text:line-break/><text:line-break/></text:span>家長主義通常隱而不宣，不一定打罵，也能很溫情，但基本句型就是：<text:span text:style-name="T3"><text:line-break/><text:line-break/>"</text:span>聽我的就好，你不用多想，因為我已經全都幫你想好了，我比你更懂你的需求，我是為你好<text:span text:style-name="T3">"</text:span>。<text:span text:style-name="T3"><text:line-break/><text:line-break/></text:span>封建時代，便是如此，人民就像君王的小孩。台灣某些人有此傾向，例如<text:span text:style-name="T3">...(</text:span>恕我不敢直言，反正現在沒事就好<text:span text:style-name="T3">)</text:span>，但若以整體現象來看，說家長主義還太客氣，麥卡錫主義還差不多：一套黨國標準，檢查思想，找出害群之馬，尋找內部敵人蹤影。<text:span text:style-name="T3"><text:line-break/><text:line-break/></text:span>這跟你說的違反學術中立，系出同源。一個綠到不行的老師或主管，當綠是社會主流時，非綠人士就會被有意或無意地淘汰或排擠。同理，過去藍是主流，稍有不敬，保證你前途會比別人坎坷許多。<text:span text:style-name="T3"><text:line-break/><text:line-break/></text:span>例如過去文化資源幾乎全為藍底人士掌握，這十幾年來我注意到整個顏色完全變了，一大堆馬文才，有的拿電影資源，有的拿文學，有的拿音樂，當然也包括醫界、學界，幾乎全面掌握相關部門與資源。<text:span text:style-name="T3"><text:line-break/><text:line-break/></text:span>可是，這些馬文才的能力，往往跟三歲娃沒兩樣，特別是那些比較沒有個判準的領域，更是嚴重偏頗，顏色取向。當然，專業程度越高而且比較不具社會意義者，例如所謂<text:span text:style-name="T3"><text:s/>"</text:span>硬科學<text:span text:style-name="T3">" (HARD SCIENCE)</text:span>即物理、數學等，制度性偏頗的現象也會輕微一些。這類偏頗，往往隱而不宣。套句內地的詞，就叫潛規則。<text:span text:style-name="T3"><text:line-break/><text:line-break/></text:span>至於頂頭上司或自己的老師，親某種顏色親得很厲害，那真的是一種心靈折磨。我發現這類<text:span text:style-name="T3"><text:s/></text:span>親<text:span text:style-name="T3"><text:s/>X</text:span>人士<text:span text:style-name="T3">(</text:span>目前主流是綠<text:span text:style-name="T3">)</text:span>，幾乎都是搞近親繁殖，不容異色。<text:span text:style-name="T3"><text:line-break/><text:line-break/></text:span>例如我常聽到綠到不行的歷史學界很多人罵陳芳明，但我看那些罵，無甚學術意義，反倒都是顏色語言，甚或思想檢查。綠營出身人士之中，至今依然能保有是非心及清明神智者，實屬鳳毛麟角，陳芳明是其一。<text:span text:style-name="T3"><text:line-break/><text:line-break/></text:span>知識圈裏，反倒多如過江之鯽的是那種時下非常凶悍勇猛的綠衛兵。這些人，年紀較大的，過去幾乎都是老<text:span text:style-name="T3"><text:s/>K(</text:span>國民黨<text:span text:style-name="T3">)</text:span>的支持者或順從者，乖到不行<text:span text:style-name="T3">(</text:span>別逼我舉例，真要逼我，我能馬上舉出很多各位保證耳熟能詳的名人<text:span text:style-name="T3">)</text:span>。表現好一點的，頂多也只是對老<text:span text:style-name="T3"><text:s/>K </text:span>小罵大捧的所謂溫和派。可當有一天，當老<text:span text:style-name="T3"><text:s/>K </text:span>逐漸轉弱，甚至變成過街老鼠時，這些小乖乖卻突然就開始變得好勇猛，勇猛到甚至不許別人對綠有所不敬。<text:span text:style-name="T3"><text:line-break/><text:line-break/></text:span>這些綠衛兵，年輕一點的，自然沒法觀察他的過去表現。但一個人，如果思想品味居於主流一方卻表現得異常勇猛，你想，這樣一種人的品性會是如何？這樣一種人，絕不會是個敢於和主流對抗的人。一個像樣的人，絕不會以主流之姿，張牙舞爪蹧踏少數一方。<text:span text:style-name="T3"><text:line-break/><text:line-break/></text:span>所謂學術中立，不如說學術獨立，獨立於顏色之外，獨立於個人利害之外，獨立於種族之外，只對真理負責。<text:span text:style-name="T3"><text:line-break/><text:line-break/></text:span>市面上不是很多親綠學者嗎？黨國有難或敵人出了包，他們就會集結鎂光燈，跳出來開記者會或搞連署簽名<text:span text:style-name="T3"><text:s/>(</text:span>感覺好像經常在簽名<text:span text:style-name="T3">)</text:span>，講一些讓人發笑的漂亮話。<text:span text:style-name="T3"><text:line-break/><text:line-break/></text:span>重點是，學者不是應該親真理、親知識，親義<text:span text:style-name="T3">(</text:span>公義的義<text:span text:style-name="T3">)</text:span>，親情<text:span text:style-name="T3">(</text:span>感情的情<text:span text:style-name="T3">)</text:span>、親美<text:span text:style-name="T3">(</text:span>美麗的美<text:span text:style-name="T3">)</text:span>、親善<text:span text:style-name="T3">(</text:span>善良的善<text:span text:style-name="T3">)</text:span>、親基本價值？怎麼會往自己身上貼個親某種特定顏色的標籤呢？<text:span text:style-name="T3"><text:line-break/><text:line-break/></text:span>當然，這並不是說一個學者或讀書人不能加入政黨或參與選舉，而是說，顏色這東西不應標榜，因為它不是一種可以標榜的東西，它不是一種基本價值。就好像一個學者不應該被稱為親鴻海或親台積電的學者一樣。顏色就像一家公司，它無可標榜，以之自我定位，只是在做賤自己。<text:span text:style-name="T3"><text:line-break/><text:line-break/></text:span>當然，台灣社會品味極端異於文明常態，人們絕不會覺得這是一種自我做賤，反倒覺得這樣好像很厲害很風光。一個社會住著什麼樣的人，自然就會抬舉出與其品味相近的各種明星、名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